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2">
          <table:table-cell table:number-columns-repeated="16"/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/>
          <table:table-cell office:value-type="string">
            <text:p>cyprinid</text:p>
          </table:table-cell>
          <table:table-cell office:value-type="string">
            <text:p>n01440764 tench, Tinca tinca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/>
          <table:table-cell office:value-type="string">
            <text:p>cyprinid</text:p>
          </table:table-cell>
          <table:table-cell office:value-type="string">
            <text:p>n01443537 goldfish, Carassius auratus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 office:value-type="string">
            <text:p>elasmobranch</text:p>
          </table:table-cell>
          <table:table-cell office:value-type="string">
            <text:p>shark</text:p>
          </table:table-cell>
          <table:table-cell office:value-type="string">
            <text:p>n01484850 great white shark, white shark, man-eater, man-eating shark, Carcharodon carcharias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 office:value-type="string">
            <text:p>elasmobranch</text:p>
          </table:table-cell>
          <table:table-cell office:value-type="string">
            <text:p>shark</text:p>
          </table:table-cell>
          <table:table-cell office:value-type="string">
            <text:p>n01491361 tiger shark, Galeocerdo cuvieri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 office:value-type="string">
            <text:p>elasmobranch</text:p>
          </table:table-cell>
          <table:table-cell office:value-type="string">
            <text:p>shark</text:p>
          </table:table-cell>
          <table:table-cell office:value-type="string">
            <text:p>n01494475 hammerhead, hammerhead shark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 office:value-type="string">
            <text:p>elasmobranch</text:p>
          </table:table-cell>
          <table:table-cell office:value-type="string">
            <text:p>ray</text:p>
          </table:table-cell>
          <table:table-cell office:value-type="string">
            <text:p>n01496331 electric ray, crampfish, numbfish, torpedo</text:p>
          </table:table-cell>
        </table:table-row>
        <table:table-row table:style-name="ro3">
          <table:table-cell table:number-columns-repeated="12"/>
          <table:table-cell office:value-type="string">
            <text:p>fish</text:p>
          </table:table-cell>
          <table:table-cell office:value-type="string">
            <text:p>elasmobranch</text:p>
          </table:table-cell>
          <table:table-cell office:value-type="string">
            <text:p>ray</text:p>
          </table:table-cell>
          <table:table-cell office:value-type="string">
            <text:p>n01498041 stingray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table:number-columns-repeated="2"/>
          <table:table-cell office:value-type="string">
            <text:p>n01514668 cock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table:number-columns-repeated="2"/>
          <table:table-cell office:value-type="string">
            <text:p>n01514859 hen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table:number-columns-repeated="2"/>
          <table:table-cell office:value-type="string">
            <text:p>n01518878 ostrich, Struthio camel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finch</text:p>
          </table:table-cell>
          <table:table-cell office:value-type="string">
            <text:p>n01530575 brambling, Fringilla montifringilla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finch</text:p>
          </table:table-cell>
          <table:table-cell office:value-type="string">
            <text:p>n01531178 goldfinch, Carduelis cardueli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finch</text:p>
          </table:table-cell>
          <table:table-cell office:value-type="string">
            <text:p>n01532829 house finch, linnet, Carpodacus mexican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finch</text:p>
          </table:table-cell>
          <table:table-cell office:value-type="string">
            <text:p>n01534433 junco, snowbird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finch</text:p>
          </table:table-cell>
          <table:table-cell office:value-type="string">
            <text:p>n01537544 indigo bunting, indigo finch, indigo bird, Passerina cyanea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thrush</text:p>
          </table:table-cell>
          <table:table-cell office:value-type="string">
            <text:p>n01558993 robin, American robin, Turdus migratori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thrush</text:p>
          </table:table-cell>
          <table:table-cell office:value-type="string">
            <text:p>n01560419 bulbul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covine bird</text:p>
          </table:table-cell>
          <table:table-cell office:value-type="string">
            <text:p>n01580077 jay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 office:value-type="string">
            <text:p>covine bird</text:p>
          </table:table-cell>
          <table:table-cell office:value-type="string">
            <text:p>n01582220 magpi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/>
          <table:table-cell office:value-type="string">
            <text:p>n01592084 chickade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oscine</text:p>
          </table:table-cell>
          <table:table-cell/>
          <table:table-cell office:value-type="string">
            <text:p>n01601694 water ouzel, dipper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/>
          <table:table-cell office:value-type="string">
            <text:p>birds of prey</text:p>
          </table:table-cell>
          <table:table-cell office:value-type="string">
            <text:p>n01608432 kit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/>
          <table:table-cell office:value-type="string">
            <text:p>birds of prey</text:p>
          </table:table-cell>
          <table:table-cell office:value-type="string">
            <text:p>n01614925 bald eagle, American eagle, Haliaeetus leucocephal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/>
          <table:table-cell office:value-type="string">
            <text:p>birds of prey</text:p>
          </table:table-cell>
          <table:table-cell office:value-type="string">
            <text:p>n01616318 vultur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/>
          <table:table-cell office:value-type="string">
            <text:p>birds of prey</text:p>
          </table:table-cell>
          <table:table-cell office:value-type="string">
            <text:p>n01622779 great grey owl, great gray owl, Strix nebulosa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salamander</text:p>
          </table:table-cell>
          <table:table-cell table:number-columns-repeated="2"/>
          <table:table-cell office:value-type="string">
            <text:p>n01629819 European fire salamander, Salamandra salamandra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salamander</text:p>
          </table:table-cell>
          <table:table-cell office:value-type="string">
            <text:p>newt</text:p>
          </table:table-cell>
          <table:table-cell/>
          <table:table-cell office:value-type="string">
            <text:p>n01630670 common newt, Triturus vulgaris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salamander</text:p>
          </table:table-cell>
          <table:table-cell office:value-type="string">
            <text:p>newt</text:p>
          </table:table-cell>
          <table:table-cell/>
          <table:table-cell office:value-type="string">
            <text:p>n01631663 eft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salamander</text:p>
          </table:table-cell>
          <table:table-cell table:number-columns-repeated="2"/>
          <table:table-cell office:value-type="string">
            <text:p>n01632458 spotted salamander, Ambystoma maculatum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salamander</text:p>
          </table:table-cell>
          <table:table-cell table:number-columns-repeated="2"/>
          <table:table-cell office:value-type="string">
            <text:p>n01632777 axolotl, mud puppy, Ambystoma mexicanum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frog</text:p>
          </table:table-cell>
          <table:table-cell table:number-columns-repeated="2"/>
          <table:table-cell office:value-type="string">
            <text:p>n01641577 bullfrog, Rana catesbeiana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frog</text:p>
          </table:table-cell>
          <table:table-cell table:number-columns-repeated="2"/>
          <table:table-cell office:value-type="string">
            <text:p>n01644373 tree frog, tree-frog</text:p>
          </table:table-cell>
        </table:table-row>
        <table:table-row table:style-name="ro3">
          <table:table-cell table:number-columns-repeated="10"/>
          <table:table-cell office:value-type="string">
            <text:p>amphibian</text:p>
          </table:table-cell>
          <table:table-cell/>
          <table:table-cell office:value-type="string">
            <text:p>frog</text:p>
          </table:table-cell>
          <table:table-cell table:number-columns-repeated="2"/>
          <table:table-cell office:value-type="string">
            <text:p>n01644900 tailed frog, bell toad, ribbed toad, tailed toad, Ascaphus trui</text:p>
          </table:table-cell>
        </table:table-row>
        <table:table-row table:style-name="ro3">
          <table:table-cell table:number-columns-repeated="12"/>
          <table:table-cell office:value-type="string">
            <text:p>turtle</text:p>
          </table:table-cell>
          <table:table-cell/>
          <table:table-cell office:value-type="string">
            <text:p>sea turtle</text:p>
          </table:table-cell>
          <table:table-cell office:value-type="string">
            <text:p>n01664065 loggerhead, loggerhead turtle, Caretta caretta</text:p>
          </table:table-cell>
        </table:table-row>
        <table:table-row table:style-name="ro3">
          <table:table-cell table:number-columns-repeated="12"/>
          <table:table-cell office:value-type="string">
            <text:p>turtle</text:p>
          </table:table-cell>
          <table:table-cell table:number-columns-repeated="2"/>
          <table:table-cell office:value-type="string">
            <text:p>n01665541 leatherback turtle, leatherback, leathery turtle, Dermochelys coriacea</text:p>
          </table:table-cell>
        </table:table-row>
        <table:table-row table:style-name="ro3">
          <table:table-cell table:number-columns-repeated="10"/>
          <table:table-cell office:value-type="string">
            <text:p>reptile</text:p>
          </table:table-cell>
          <table:table-cell/>
          <table:table-cell office:value-type="string">
            <text:p>turtle</text:p>
          </table:table-cell>
          <table:table-cell table:number-columns-repeated="2"/>
          <table:table-cell office:value-type="string">
            <text:p>n01667114 mud turtle</text:p>
          </table:table-cell>
        </table:table-row>
        <table:table-row table:style-name="ro3">
          <table:table-cell table:number-columns-repeated="10"/>
          <table:table-cell office:value-type="string">
            <text:p>reptile</text:p>
          </table:table-cell>
          <table:table-cell/>
          <table:table-cell office:value-type="string">
            <text:p>turtle</text:p>
          </table:table-cell>
          <table:table-cell table:number-columns-repeated="2"/>
          <table:table-cell office:value-type="string">
            <text:p>n01667778 terrapin</text:p>
          </table:table-cell>
        </table:table-row>
        <table:table-row table:style-name="ro3">
          <table:table-cell table:number-columns-repeated="10"/>
          <table:table-cell office:value-type="string">
            <text:p>reptile</text:p>
          </table:table-cell>
          <table:table-cell/>
          <table:table-cell office:value-type="string">
            <text:p>turtle</text:p>
          </table:table-cell>
          <table:table-cell table:number-columns-repeated="2"/>
          <table:table-cell office:value-type="string">
            <text:p>n01669191 box turtle, box tortoise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75722 banded gecko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77366 common iguana, iguana, Iguana iguana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82714 American chameleon, anole, Anolis carolinensis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85808 whiptail, whiptail lizard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87978 agama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88243 frilled lizard, Chlamydosaurus kingi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89811 alligator lizard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92333 Gila monster, Heloderma suspectum</text:p>
          </table:table-cell>
        </table:table-row>
        <table:table-row table:style-name="ro3">
          <table:table-cell table:number-columns-repeated="10"/>
          <table:table-cell office:value-type="string">
            <text:p>reptile</text:p>
          </table:table-cell>
          <table:table-cell/>
          <table:table-cell office:value-type="string">
            <text:p>lizard</text:p>
          </table:table-cell>
          <table:table-cell table:number-columns-repeated="2"/>
          <table:table-cell office:value-type="string">
            <text:p>n01693334 green lizard, Lacerta viridis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94178 African chameleon, Chamaeleo chamaeleon</text:p>
          </table:table-cell>
        </table:table-row>
        <table:table-row table:style-name="ro3">
          <table:table-cell table:number-columns-repeated="12"/>
          <table:table-cell office:value-type="string">
            <text:p>lizard</text:p>
          </table:table-cell>
          <table:table-cell table:number-columns-repeated="2"/>
          <table:table-cell office:value-type="string">
            <text:p>n01695060 Komodo dragon, Komodo lizard, dragon lizard, giant lizard, Varanus komodoensis</text:p>
          </table:table-cell>
        </table:table-row>
        <table:table-row table:style-name="ro3">
          <table:table-cell table:number-columns-repeated="10"/>
          <table:table-cell office:value-type="string">
            <text:p>reptile</text:p>
          </table:table-cell>
          <table:table-cell office:value-type="string">
            <text:p>diapsid</text:p>
          </table:table-cell>
          <table:table-cell office:value-type="string">
            <text:p>crocodilian reptile</text:p>
          </table:table-cell>
          <table:table-cell table:number-columns-repeated="2"/>
          <table:table-cell office:value-type="string">
            <text:p>n01697457 African crocodile, Nile crocodile, Crocodylus niloticu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crocodilian reptile</text:p>
          </table:table-cell>
          <table:table-cell table:number-columns-repeated="2"/>
          <table:table-cell office:value-type="string">
            <text:p>n01698640 American alligator, Alligator mississipiensi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table:number-columns-repeated="2"/>
          <table:table-cell office:value-type="string">
            <text:p>triceratops</text:p>
          </table:table-cell>
          <table:table-cell office:value-type="string">
            <text:p>n01704323 triceratop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28572 thunder snake, worm snake, Carphophis amoenu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28920 ringneck snake, ring-necked snake, ring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29322 hognose snake, puff adder, sand viper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29977 green snake, grass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34418 king snake, king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35189 garter snake, grass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37021 water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39381 vine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40131 night snake, Hypsiglena torquata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42172 boa constrictor, Constrictor constrictor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44401 rock python, rock snake, Python seba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48264 Indian cobra, Naja naja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49939 green mamba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51748 sea snake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53488 horned viper, cerastes, sand viper, horned asp, Cerastes cornutu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55581 diamondback, diamondback rattlesnake, Crotalus adamanteus</text:p>
          </table:table-cell>
        </table:table-row>
        <table:table-row table:style-name="ro3">
          <table:table-cell table:number-columns-repeated="11"/>
          <table:table-cell office:value-type="string">
            <text:p>diapsid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n01756291 sidewinder, horned rattlesnake, Crotalus cerastes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table:number-columns-repeated="2"/>
          <table:table-cell office:value-type="string">
            <text:p>trilobite</text:p>
          </table:table-cell>
          <table:table-cell office:value-type="string">
            <text:p>n01768244 trilobite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table:number-columns-repeated="2"/>
          <table:table-cell office:value-type="string">
            <text:p>n01770081 harvestman, daddy longlegs, Phalangium opilio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table:number-columns-repeated="2"/>
          <table:table-cell office:value-type="string">
            <text:p>n01770393 scorpion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3157 black and gold garden spider, Argiope aurantia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3549 barn spider, Araneus cavaticus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3797 garden spider, Aranea diademata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4384 black widow, Latrodectus mactans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4750 tarantula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office:value-type="string">
            <text:p>spider</text:p>
          </table:table-cell>
          <table:table-cell/>
          <table:table-cell office:value-type="string">
            <text:p>n01775062 wolf spider, hunting spider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office:value-type="string">
            <text:p>arachnid</text:p>
          </table:table-cell>
          <table:table-cell table:number-columns-repeated="2"/>
          <table:table-cell office:value-type="string">
            <text:p>n01776313 tick</text:p>
          </table:table-cell>
        </table:table-row>
        <table:table-row table:style-name="ro3">
          <table:table-cell table:number-columns-repeated="10"/>
          <table:table-cell office:value-type="string">
            <text:p>invertrebate</text:p>
          </table:table-cell>
          <table:table-cell office:value-type="string">
            <text:p>arthropod</text:p>
          </table:table-cell>
          <table:table-cell table:number-columns-repeated="2"/>
          <table:table-cell office:value-type="string">
            <text:p>centiped</text:p>
          </table:table-cell>
          <table:table-cell office:value-type="string">
            <text:p>n01784675 centiped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grouse</text:p>
          </table:table-cell>
          <table:table-cell office:value-type="string">
            <text:p>n01795545 black grous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grouse</text:p>
          </table:table-cell>
          <table:table-cell office:value-type="string">
            <text:p>n01796340 ptarmigan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grouse</text:p>
          </table:table-cell>
          <table:table-cell office:value-type="string">
            <text:p>n01797886 ruffed grouse, partridge, Bonasa umbell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grouse</text:p>
          </table:table-cell>
          <table:table-cell office:value-type="string">
            <text:p>n01798484 prairie chicken, prairie grouse, prairie fowl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phasianid</text:p>
          </table:table-cell>
          <table:table-cell office:value-type="string">
            <text:p>n01806143 peacock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phasianid</text:p>
          </table:table-cell>
          <table:table-cell office:value-type="string">
            <text:p>n01806567 quail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game bird</text:p>
          </table:table-cell>
          <table:table-cell office:value-type="string">
            <text:p>phasianid</text:p>
          </table:table-cell>
          <table:table-cell office:value-type="string">
            <text:p>n01807496 partridg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arrot</text:p>
          </table:table-cell>
          <table:table-cell/>
          <table:table-cell office:value-type="string">
            <text:p>n01817953 African grey, African gray, Psittacus erithacus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arrot</text:p>
          </table:table-cell>
          <table:table-cell/>
          <table:table-cell office:value-type="string">
            <text:p>n01818515 macaw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arrot</text:p>
          </table:table-cell>
          <table:table-cell/>
          <table:table-cell office:value-type="string">
            <text:p>n01819313 sulphur-crested cockatoo, Kakatoe galerita, Cacatua galerita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arrot</text:p>
          </table:table-cell>
          <table:table-cell/>
          <table:table-cell office:value-type="string">
            <text:p>n01820546 lorikeet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/>
          <table:table-cell office:value-type="string">
            <text:p>coucal</text:p>
          </table:table-cell>
          <table:table-cell office:value-type="string">
            <text:p>n01824575 coucal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coraciiform bird</text:p>
          </table:table-cell>
          <table:table-cell/>
          <table:table-cell office:value-type="string">
            <text:p>n01828970 bee eater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coraciiform bird</text:p>
          </table:table-cell>
          <table:table-cell/>
          <table:table-cell office:value-type="string">
            <text:p>n01829413 hornbill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table:number-columns-repeated="2"/>
          <table:table-cell office:value-type="string">
            <text:p>n01833805 hummingbird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iciform bird</text:p>
          </table:table-cell>
          <table:table-cell/>
          <table:table-cell office:value-type="string">
            <text:p>n01843065 jacamar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piciform bird</text:p>
          </table:table-cell>
          <table:table-cell/>
          <table:table-cell office:value-type="string">
            <text:p>n01843383 toucan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anseriform bird</text:p>
          </table:table-cell>
          <table:table-cell office:value-type="string">
            <text:p>duck</text:p>
          </table:table-cell>
          <table:table-cell office:value-type="string">
            <text:p>n01847000 drak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anseriform bird</text:p>
          </table:table-cell>
          <table:table-cell office:value-type="string">
            <text:p>duck</text:p>
          </table:table-cell>
          <table:table-cell office:value-type="string">
            <text:p>n01855032 red-breasted merganser, Mergus serrator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anseriform bird</text:p>
          </table:table-cell>
          <table:table-cell/>
          <table:table-cell office:value-type="string">
            <text:p>n01855672 goose</text:p>
          </table:table-cell>
        </table:table-row>
        <table:table-row table:style-name="ro3">
          <table:table-cell table:number-columns-repeated="12"/>
          <table:table-cell office:value-type="string">
            <text:p>bird</text:p>
          </table:table-cell>
          <table:table-cell office:value-type="string">
            <text:p>aquatic bird</text:p>
          </table:table-cell>
          <table:table-cell/>
          <table:table-cell office:value-type="string">
            <text:p>n01860187 black swan, Cygnus atratus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tusker</text:p>
          </table:table-cell>
          <table:table-cell office:value-type="string">
            <text:p>n01871265 tusker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monotreme</text:p>
          </table:table-cell>
          <table:table-cell office:value-type="string">
            <text:p>n01872401 echidna, spiny anteater, anteater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monotreme</text:p>
          </table:table-cell>
          <table:table-cell office:value-type="string">
            <text:p>n01873310 platypus, duckbill, duckbilled platypus, duck-billed platypus, Ornithorhynchus anatinus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marsupial</text:p>
          </table:table-cell>
          <table:table-cell office:value-type="string">
            <text:p>n01877812 wallaby, brush kangaroo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marsupial</text:p>
          </table:table-cell>
          <table:table-cell office:value-type="string">
            <text:p>n01882714 koala, koala bear, kangaroo bear, native bear, Phascolarctos cinereus</text:p>
          </table:table-cell>
        </table:table-row>
        <table:table-row table:style-name="ro3">
          <table:table-cell table:number-columns-repeated="9"/>
          <table:table-cell office:value-type="string">
            <text:p>vertrebate</text:p>
          </table:table-cell>
          <table:table-cell office:value-type="string">
            <text:p>placental</text:p>
          </table:table-cell>
          <table:table-cell office:value-type="string">
            <text:p>mammal</text:p>
          </table:table-cell>
          <table:table-cell table:number-columns-repeated="2"/>
          <table:table-cell office:value-type="string">
            <text:p>marsupial</text:p>
          </table:table-cell>
          <table:table-cell office:value-type="string">
            <text:p>n01883070 wombat</text:p>
          </table:table-cell>
        </table:table-row>
        <table:table-row table:style-name="ro3">
          <table:table-cell table:number-columns-repeated="9"/>
          <table:table-cell office:value-type="string">
            <text:p>invertrebate</text:p>
          </table:table-cell>
          <table:table-cell table:number-columns-repeated="2"/>
          <table:table-cell office:value-type="string">
            <text:p>coelenterate</text:p>
          </table:table-cell>
          <table:table-cell table:number-columns-repeated="2"/>
          <table:table-cell office:value-type="string">
            <text:p>n01910747 jellyfish</text:p>
          </table:table-cell>
        </table:table-row>
        <table:table-row table:style-name="ro3">
          <table:table-cell table:number-columns-repeated="9"/>
          <table:table-cell office:value-type="string">
            <text:p>invertrebate</text:p>
          </table:table-cell>
          <table:table-cell table:number-columns-repeated="2"/>
          <table:table-cell office:value-type="string">
            <text:p>coelenterate</text:p>
          </table:table-cell>
          <table:table-cell office:value-type="string">
            <text:p>anthozoan</text:p>
          </table:table-cell>
          <table:table-cell/>
          <table:table-cell office:value-type="string">
            <text:p>n01914609 sea anemone, anemone</text:p>
          </table:table-cell>
        </table:table-row>
        <table:table-row table:style-name="ro3">
          <table:table-cell table:number-columns-repeated="9"/>
          <table:table-cell office:value-type="string">
            <text:p>invertrebate</text:p>
          </table:table-cell>
          <table:table-cell table:number-columns-repeated="2"/>
          <table:table-cell office:value-type="string">
            <text:p>coelenterate</text:p>
          </table:table-cell>
          <table:table-cell office:value-type="string">
            <text:p>anthozoan</text:p>
          </table:table-cell>
          <table:table-cell/>
          <table:table-cell office:value-type="string">
            <text:p>n01917289 brain coral</text:p>
          </table:table-cell>
        </table:table-row>
        <table:table-row table:style-name="ro3">
          <table:table-cell table:number-columns-repeated="9"/>
          <table:table-cell office:value-type="string">
            <text:p>invertrebate</text:p>
          </table:table-cell>
          <table:table-cell table:number-columns-repeated="4"/>
          <table:table-cell office:value-type="string">
            <text:p>worm</text:p>
          </table:table-cell>
          <table:table-cell office:value-type="string">
            <text:p>n01924916 flatworm, platyhelminth</text:p>
          </table:table-cell>
        </table:table-row>
        <table:table-row table:style-name="ro3">
          <table:table-cell table:number-columns-repeated="9"/>
          <table:table-cell office:value-type="string">
            <text:p>invertrebate</text:p>
          </table:table-cell>
          <table:table-cell table:number-columns-repeated="4"/>
          <table:table-cell office:value-type="string">
            <text:p>worm</text:p>
          </table:table-cell>
          <table:table-cell office:value-type="string">
            <text:p>n01930112 nematode, nematode worm, roundworm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43899 conch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44390 snail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45685 slug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50731 sea slug, nudibranch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55084 chiton, coat-of-mail shell, sea cradle, polyplacophore</text:p>
          </table:table-cell>
        </table:table-row>
        <table:table-row table:style-name="ro3">
          <table:table-cell table:number-columns-repeated="14"/>
          <table:table-cell office:value-type="string">
            <text:p>mollusk</text:p>
          </table:table-cell>
          <table:table-cell office:value-type="string">
            <text:p>n01968897 chambered nautilus, pearly nautilus, nautilus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crab</text:p>
          </table:table-cell>
          <table:table-cell office:value-type="string">
            <text:p>n01978287 Dungeness crab, Cancer magister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crab</text:p>
          </table:table-cell>
          <table:table-cell office:value-type="string">
            <text:p>n01978455 rock crab, Cancer irroratus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crab</text:p>
          </table:table-cell>
          <table:table-cell office:value-type="string">
            <text:p>n01980166 fiddler crab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crab</text:p>
          </table:table-cell>
          <table:table-cell office:value-type="string">
            <text:p>n01981276 king crab, Alaska crab, Alaskan king crab, Alaska king crab, Paralithodes camtschatica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lobster</text:p>
          </table:table-cell>
          <table:table-cell office:value-type="string">
            <text:p>n01983481 American lobster, Northern lobster, Maine lobster, Homarus americanus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 office:value-type="string">
            <text:p>lobster</text:p>
          </table:table-cell>
          <table:table-cell office:value-type="string">
            <text:p>n01984695 spiny lobster, langouste, rock lobster, crawfish, crayfish, sea crawfish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/>
          <table:table-cell office:value-type="string">
            <text:p>n01985128 crayfish, crawfish, crawdad, crawdaddy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/>
          <table:table-cell office:value-type="string">
            <text:p>n01986214 hermit crab</text:p>
          </table:table-cell>
        </table:table-row>
        <table:table-row table:style-name="ro3">
          <table:table-cell table:number-columns-repeated="12"/>
          <table:table-cell office:value-type="string">
            <text:p>arthropod</text:p>
          </table:table-cell>
          <table:table-cell office:value-type="string">
            <text:p>crustacean</text:p>
          </table:table-cell>
          <table:table-cell/>
          <table:table-cell office:value-type="string">
            <text:p>n01990800 isopod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/>
          <table:table-cell office:value-type="string">
            <text:p>stork</text:p>
          </table:table-cell>
          <table:table-cell office:value-type="string">
            <text:p>n02002556 white stork, Ciconia ciconi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/>
          <table:table-cell office:value-type="string">
            <text:p>stork</text:p>
          </table:table-cell>
          <table:table-cell office:value-type="string">
            <text:p>n02002724 black stork, Ciconia nigr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table:number-columns-repeated="2"/>
          <table:table-cell office:value-type="string">
            <text:p>n02006656 spoonbill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table:number-columns-repeated="2"/>
          <table:table-cell office:value-type="string">
            <text:p>n02007558 flamingo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/>
          <table:table-cell office:value-type="string">
            <text:p>heron</text:p>
          </table:table-cell>
          <table:table-cell office:value-type="string">
            <text:p>n02009229 little blue heron, Egretta caerule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/>
          <table:table-cell office:value-type="string">
            <text:p>heron</text:p>
          </table:table-cell>
          <table:table-cell office:value-type="string">
            <text:p>n02009912 American egret, great white heron, Egretta albus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/>
          <table:table-cell office:value-type="string">
            <text:p>heron</text:p>
          </table:table-cell>
          <table:table-cell office:value-type="string">
            <text:p>n02011460 bittern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table:number-columns-repeated="2"/>
          <table:table-cell office:value-type="string">
            <text:p>n02012849 crane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office:value-type="string">
            <text:p>aquatic bird</text:p>
          </table:table-cell>
          <table:table-cell office:value-type="string">
            <text:p>wading bird</text:p>
          </table:table-cell>
          <table:table-cell table:number-columns-repeated="2"/>
          <table:table-cell office:value-type="string">
            <text:p>n02013706 limpkin, Aramus pictus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office:value-type="string">
            <text:p>aquatic bird</text:p>
          </table:table-cell>
          <table:table-cell table:number-columns-repeated="3"/>
          <table:table-cell office:value-type="string">
            <text:p>n02017213 European gallinule, Porphyrio porphyrio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office:value-type="string">
            <text:p>aquatic bird</text:p>
          </table:table-cell>
          <table:table-cell office:value-type="string">
            <text:p>wading bird</text:p>
          </table:table-cell>
          <table:table-cell table:number-columns-repeated="2"/>
          <table:table-cell office:value-type="string">
            <text:p>n02018207 American coot, marsh hen, mud hen, water hen, Fulica american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table:number-columns-repeated="2"/>
          <table:table-cell office:value-type="string">
            <text:p>n02018795 bustard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office:value-type="string">
            <text:p>shorebird</text:p>
          </table:table-cell>
          <table:table-cell/>
          <table:table-cell office:value-type="string">
            <text:p>n02025239 ruddy turnstone, Arenaria interpres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office:value-type="string">
            <text:p>shorebird</text:p>
          </table:table-cell>
          <table:table-cell office:value-type="string">
            <text:p>sandpiper</text:p>
          </table:table-cell>
          <table:table-cell office:value-type="string">
            <text:p>n02027492 red-backed sandpiper, dunlin, Erolia alpin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office:value-type="string">
            <text:p>shorebird</text:p>
          </table:table-cell>
          <table:table-cell office:value-type="string">
            <text:p>sandpiper</text:p>
          </table:table-cell>
          <table:table-cell office:value-type="string">
            <text:p>n02028035 redshank, Tringa totanus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office:value-type="string">
            <text:p>shorebird</text:p>
          </table:table-cell>
          <table:table-cell/>
          <table:table-cell office:value-type="string">
            <text:p>n02033041 dowitcher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/>
          <table:table-cell office:value-type="string">
            <text:p>wading bird</text:p>
          </table:table-cell>
          <table:table-cell office:value-type="string">
            <text:p>shorebird</text:p>
          </table:table-cell>
          <table:table-cell/>
          <table:table-cell office:value-type="string">
            <text:p>n02037110 oystercatcher, oyster catcher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office:value-type="string">
            <text:p>aquatic bird</text:p>
          </table:table-cell>
          <table:table-cell table:number-columns-repeated="2"/>
          <table:table-cell office:value-type="string">
            <text:p>seabird</text:p>
          </table:table-cell>
          <table:table-cell office:value-type="string">
            <text:p>n02051845 pelican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table:number-columns-repeated="3"/>
          <table:table-cell office:value-type="string">
            <text:p>seabird</text:p>
          </table:table-cell>
          <table:table-cell office:value-type="string">
            <text:p>n02056570 king penguin, Aptenodytes patagonica</text:p>
          </table:table-cell>
        </table:table-row>
        <table:table-row table:style-name="ro3">
          <table:table-cell table:number-columns-repeated="10"/>
          <table:table-cell office:value-type="string">
            <text:p>bird</text:p>
          </table:table-cell>
          <table:table-cell table:number-columns-repeated="3"/>
          <table:table-cell office:value-type="string">
            <text:p>seabird</text:p>
          </table:table-cell>
          <table:table-cell office:value-type="string">
            <text:p>n02058221 albatross, mollymawk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/>
          <table:table-cell office:value-type="string">
            <text:p>aquatic mammal</text:p>
          </table:table-cell>
          <table:table-cell office:value-type="string">
            <text:p>whale</text:p>
          </table:table-cell>
          <table:table-cell/>
          <table:table-cell office:value-type="string">
            <text:p>n02066245 grey whale, gray whale, devilfish, Eschrichtius gibbosus, Eschrichtius robust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/>
          <table:table-cell office:value-type="string">
            <text:p>aquatic mammal</text:p>
          </table:table-cell>
          <table:table-cell office:value-type="string">
            <text:p>whale</text:p>
          </table:table-cell>
          <table:table-cell/>
          <table:table-cell office:value-type="string">
            <text:p>n02071294 killer whale, killer, orca, grampus, sea wolf, Orcinus orca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/>
          <table:table-cell office:value-type="string">
            <text:p>aquatic mammal</text:p>
          </table:table-cell>
          <table:table-cell table:number-columns-repeated="2"/>
          <table:table-cell office:value-type="string">
            <text:p>n02074367 dugong, Dugong dugo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/>
          <table:table-cell office:value-type="string">
            <text:p>aquatic mammal</text:p>
          </table:table-cell>
          <table:table-cell table:number-columns-repeated="2"/>
          <table:table-cell office:value-type="string">
            <text:p>n02077923 sea lio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5620 Chihuahua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5782 Japanese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5936 Maltese dog, Maltese terrier, Maltes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6079 Pekinese, Pekingese, Pek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6240 Shih-Tzu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6646 Blenheim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6910 papillo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toy dog</text:p>
          </table:table-cell>
          <table:table-cell office:value-type="string">
            <text:p>n02087046 toy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7394 Rhodesian ridgeback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8094 Afghan hound, Afgha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8238 basset, basset 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8364 beagl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8466 bloodhound, sleuth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8632 bluetick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9078 black-and-tan coon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9867 Walker hound, Walker fox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89973 English fox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0379 redbon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0622 borzoi, Russian wolf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0721 Irish wolf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032 Italian grey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134 whippe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244 Ibizan hound, Ibizan Podenco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467 Norwegian elkhound, elk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635 otterhound, otter 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1831 Saluki, gazelle 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2002 Scottish deerhound, deerhou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2339 Weimaran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256 Staffordshire bullterrier, Staffordshire bull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428 American Staffordshire terrier, Staffordshire terrier, American pit bull terrier, pit bull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647 Bedlington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754 Border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859 Kerry blue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3991 Irish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4114 Norfolk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4258 Norwich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4433 Yorkshire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5314 wire-haired fox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5570 Lakeland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5889 Sealyham terrier, Sealyham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6051 Airedale, Airedale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6177 cairn, cairn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6294 Australian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6437 Dandie Dinmont, Dandie Dinmont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6585 Boston bull, Boston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047 miniature schnauz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130 giant schnauz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209 standard schnauz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298 Scotch terrier, Scottish terrier, Scotti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474 Tibetan terrier, chrysanthemum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7658 silky terrier, Sydney silky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8105 soft-coated wheaten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8286 West Highland white terri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8413 Lhasa, Lhasa apso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9267 flat-coated retriev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9429 curly-coated retriev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9601 golden retriev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9712 Labrador retriev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099849 Chesapeake Bay retriev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0236 German short-haired point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0583 vizsla, Hungarian point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0735 English sett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0877 Irish setter, red sett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1006 Gordon sett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1388 Brittany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1556 clumber, clumber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2040 English springer, English springer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2177 Welsh springer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2318 cocker spaniel, English cocker spaniel, cock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2480 Sussex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hunting dog</text:p>
          </table:table-cell>
          <table:table-cell office:value-type="string">
            <text:p>n02102973 Irish water spani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4029 kuvasz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4365 schipperk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056 groenendae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162 malinoi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251 briar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412 kelpi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505 komondo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641 Old English sheepdog, bobtail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5855 Shetland sheepdog, Shetland sheep dog, Shetla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6030 colli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6166 Border colli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6382 Bouvier des Flandres, Bouviers des Flandre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6550 Rottweil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6662 German shepherd, German shepherd dog, German police dog, alsatia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7142 Doberman, Doberman pinsch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7312 miniature pinsch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7574 Greater Swiss Mountain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7683 Bernese mountain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7908 Appenzell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8000 EntleBuch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8089 box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8422 bull mastiff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8551 Tibetan mastiff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8915 French bull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9047 Great Dan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9525 Saint Bernard, St Bernar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09961 Eskimo dog, husky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10063 malamute, malemute, Alaskan malamut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10185 Siberian husky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dalmatian</text:p>
          </table:table-cell>
          <table:table-cell office:value-type="string">
            <text:p>n02110341 dalmatian, coach dog, carriage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working dog</text:p>
          </table:table-cell>
          <table:table-cell office:value-type="string">
            <text:p>n02110627 affenpinscher, monkey pinscher, monkey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basenji</text:p>
          </table:table-cell>
          <table:table-cell office:value-type="string">
            <text:p>n02110806 basenji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pug</text:p>
          </table:table-cell>
          <table:table-cell office:value-type="string">
            <text:p>n02110958 pug, pug-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Leonberg</text:p>
          </table:table-cell>
          <table:table-cell office:value-type="string">
            <text:p>n02111129 Leonber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Newfoundland</text:p>
          </table:table-cell>
          <table:table-cell office:value-type="string">
            <text:p>n02111277 Newfoundland, Newfoundland dog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Great Pyrenees</text:p>
          </table:table-cell>
          <table:table-cell office:value-type="string">
            <text:p>n02111500 Great Pyrenee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spitz</text:p>
          </table:table-cell>
          <table:table-cell office:value-type="string">
            <text:p>n02111889 Samoyed, Samoyed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spitz</text:p>
          </table:table-cell>
          <table:table-cell office:value-type="string">
            <text:p>n02112018 Pomerania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spitz</text:p>
          </table:table-cell>
          <table:table-cell office:value-type="string">
            <text:p>n02112137 chow, chow chow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spitz</text:p>
          </table:table-cell>
          <table:table-cell office:value-type="string">
            <text:p>n02112350 keeshond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griffon</text:p>
          </table:table-cell>
          <table:table-cell office:value-type="string">
            <text:p>n02112706 Brabancon griffon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corgi</text:p>
          </table:table-cell>
          <table:table-cell office:value-type="string">
            <text:p>n02113023 Pembroke, Pembroke Welsh corgi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corgi</text:p>
          </table:table-cell>
          <table:table-cell office:value-type="string">
            <text:p>n02113186 Cardigan, Cardigan Welsh corgi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poodle</text:p>
          </table:table-cell>
          <table:table-cell office:value-type="string">
            <text:p>n02113624 toy poodl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poodle</text:p>
          </table:table-cell>
          <table:table-cell office:value-type="string">
            <text:p>n02113712 miniature poodl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poodle</text:p>
          </table:table-cell>
          <table:table-cell office:value-type="string">
            <text:p>n02113799 standard poodl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dog</text:p>
          </table:table-cell>
          <table:table-cell office:value-type="string">
            <text:p>Mexican hairless</text:p>
          </table:table-cell>
          <table:table-cell office:value-type="string">
            <text:p>n02113978 Mexican hairles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olf</text:p>
          </table:table-cell>
          <table:table-cell office:value-type="string">
            <text:p>wolf</text:p>
          </table:table-cell>
          <table:table-cell office:value-type="string">
            <text:p>n02114367 timber wolf, grey wolf, gray wolf, Canis lup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olf</text:p>
          </table:table-cell>
          <table:table-cell office:value-type="string">
            <text:p>wolf</text:p>
          </table:table-cell>
          <table:table-cell office:value-type="string">
            <text:p>n02114548 white wolf, Arctic wolf, Canis lupus tundrarum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olf</text:p>
          </table:table-cell>
          <table:table-cell office:value-type="string">
            <text:p>wolf</text:p>
          </table:table-cell>
          <table:table-cell office:value-type="string">
            <text:p>n02114712 red wolf, maned wolf, Canis rufus, Canis nige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olf</text:p>
          </table:table-cell>
          <table:table-cell office:value-type="string">
            <text:p>wolf</text:p>
          </table:table-cell>
          <table:table-cell office:value-type="string">
            <text:p>n02114855 coyote, prairie wolf, brush wolf, Canis latran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ild dog</text:p>
          </table:table-cell>
          <table:table-cell office:value-type="string">
            <text:p>wild dog</text:p>
          </table:table-cell>
          <table:table-cell office:value-type="string">
            <text:p>n02115641 dingo, warrigal, warragal, Canis dingo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ild dog</text:p>
          </table:table-cell>
          <table:table-cell office:value-type="string">
            <text:p>wild dog</text:p>
          </table:table-cell>
          <table:table-cell office:value-type="string">
            <text:p>n02115913 dhole, Cuon alpin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wild dog</text:p>
          </table:table-cell>
          <table:table-cell office:value-type="string">
            <text:p>wild dog</text:p>
          </table:table-cell>
          <table:table-cell office:value-type="string">
            <text:p>n02116738 African hunting dog, hyena dog, Cape hunting dog, Lycaon pict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hyena</text:p>
          </table:table-cell>
          <table:table-cell office:value-type="string">
            <text:p>hyena</text:p>
          </table:table-cell>
          <table:table-cell office:value-type="string">
            <text:p>n02117135 hyena, hyaena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fox</text:p>
          </table:table-cell>
          <table:table-cell office:value-type="string">
            <text:p>fox</text:p>
          </table:table-cell>
          <table:table-cell office:value-type="string">
            <text:p>n02119022 red fox, Vulpes vulpe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fox</text:p>
          </table:table-cell>
          <table:table-cell office:value-type="string">
            <text:p>fox</text:p>
          </table:table-cell>
          <table:table-cell office:value-type="string">
            <text:p>n02119789 kit fox, Vulpes macroti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fox</text:p>
          </table:table-cell>
          <table:table-cell office:value-type="string">
            <text:p>fox</text:p>
          </table:table-cell>
          <table:table-cell office:value-type="string">
            <text:p>n02120079 Arctic fox, white fox, Alopex lagop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canine</text:p>
          </table:table-cell>
          <table:table-cell office:value-type="string">
            <text:p>fox</text:p>
          </table:table-cell>
          <table:table-cell office:value-type="string">
            <text:p>fox</text:p>
          </table:table-cell>
          <table:table-cell office:value-type="string">
            <text:p>n02120505 grey fox, gray fox, Urocyon cinereoargente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domestic cat</text:p>
          </table:table-cell>
          <table:table-cell office:value-type="string">
            <text:p>n02123045 tabby, tabby ca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domestic cat</text:p>
          </table:table-cell>
          <table:table-cell office:value-type="string">
            <text:p>n02123159 tiger ca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domestic cat</text:p>
          </table:table-cell>
          <table:table-cell office:value-type="string">
            <text:p>n02123394 Persian ca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domestic cat</text:p>
          </table:table-cell>
          <table:table-cell office:value-type="string">
            <text:p>n02123597 Siamese cat, Siames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domestic cat</text:p>
          </table:table-cell>
          <table:table-cell office:value-type="string">
            <text:p>n02124075 Egyptian ca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wild cat</text:p>
          </table:table-cell>
          <table:table-cell office:value-type="string">
            <text:p>n02125311 cougar, puma, catamount, mountain lion, painter, panther, Felis concolor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wild cat</text:p>
          </table:table-cell>
          <table:table-cell office:value-type="string">
            <text:p>n02127052 lynx, catamount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28385 leopard, Panthera pard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28757 snow leopard, ounce, Panthera uncia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28925 jaguar, panther, Panthera onca, Felis onca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29165 lion, king of beasts, Panthera leo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29604 tiger, Panthera tigri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office:value-type="string">
            <text:p>feline</text:p>
          </table:table-cell>
          <table:table-cell/>
          <table:table-cell office:value-type="string">
            <text:p>big cat</text:p>
          </table:table-cell>
          <table:table-cell office:value-type="string">
            <text:p>n02130308 cheetah, chetah, Acinonyx jubat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bear</text:p>
          </table:table-cell>
          <table:table-cell office:value-type="string">
            <text:p>n02132136 brown bear, bruin, Ursus arcto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bear</text:p>
          </table:table-cell>
          <table:table-cell office:value-type="string">
            <text:p>n02133161 American black bear, black bear, Ursus americanus, Euarctos american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bear</text:p>
          </table:table-cell>
          <table:table-cell office:value-type="string">
            <text:p>n02134084 ice bear, polar bear, Ursus Maritimus, Thalarctos maritim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bear</text:p>
          </table:table-cell>
          <table:table-cell office:value-type="string">
            <text:p>n02134418 sloth bear, Melursus ursinus, Ursus ursinus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viverrine</text:p>
          </table:table-cell>
          <table:table-cell office:value-type="string">
            <text:p>n02137549 mongoose</text:p>
          </table:table-cell>
        </table:table-row>
        <table:table-row table:style-name="ro3">
          <table:table-cell table:number-columns-repeated="9"/>
          <table:table-cell office:value-type="string">
            <text:p>mammal</text:p>
          </table:table-cell>
          <table:table-cell office:value-type="string">
            <text:p>placental</text:p>
          </table:table-cell>
          <table:table-cell office:value-type="string">
            <text:p>carnivore</text:p>
          </table:table-cell>
          <table:table-cell table:number-columns-repeated="2"/>
          <table:table-cell office:value-type="string">
            <text:p>viverrine</text:p>
          </table:table-cell>
          <table:table-cell office:value-type="string">
            <text:p>n02138441 meerkat, mierkat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65105 tiger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65456 ladybug, ladybeetle, lady beetle, ladybird, ladybird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67151 ground beetle, carabid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68699 long-horned beetle, longicorn, longicorn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69497 leaf beetle, chrysomelid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72182 dung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74001 rhinoceros beetl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eetle</text:p>
          </table:table-cell>
          <table:table-cell office:value-type="string">
            <text:p>n02177972 weevil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/>
          <table:table-cell office:value-type="string">
            <text:p>n02190166 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hymenopterous insect</text:p>
          </table:table-cell>
          <table:table-cell office:value-type="string">
            <text:p>n02206856 be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hymenopterous insect</text:p>
          </table:table-cell>
          <table:table-cell office:value-type="string">
            <text:p>n02219486 ant, emmet, pismire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orthopterous insect</text:p>
          </table:table-cell>
          <table:table-cell office:value-type="string">
            <text:p>n02226429 grasshopper, hopper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orthopterous insect</text:p>
          </table:table-cell>
          <table:table-cell office:value-type="string">
            <text:p>n02229544 cricket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/>
          <table:table-cell office:value-type="string">
            <text:p>n02231487 walking stick, walkingstick, stickinsect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dictyopterous insect</text:p>
          </table:table-cell>
          <table:table-cell office:value-type="string">
            <text:p>n02233338 cockroach, roach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dictyopterous insect</text:p>
          </table:table-cell>
          <table:table-cell office:value-type="string">
            <text:p>n02236044 mantis, mantid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homopterous insect</text:p>
          </table:table-cell>
          <table:table-cell office:value-type="string">
            <text:p>n02256656 cicada, cicala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homopterous insect</text:p>
          </table:table-cell>
          <table:table-cell office:value-type="string">
            <text:p>n02259212 leafhopper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/>
          <table:table-cell office:value-type="string">
            <text:p>n02264363 lacewing, lacewing 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/>
          <table:table-cell office:value-type="string">
            <text:p>n02268443 dragonfly, darning needle, devil's darning needle, sewing needle, snake feeder, snake doctor, mosquito hawk, skeeter hawk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/>
          <table:table-cell office:value-type="string">
            <text:p>n02268853 damsel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76258 admiral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77742 ringlet, ringlet butter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79972 monarch, monarch butterfly, milkweed butterfly, Danaus plexippus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80649 cabbage butter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81406 sulphur butterfly, sulfur butterfly</text:p>
          </table:table-cell>
        </table:table-row>
        <table:table-row table:style-name="ro3">
          <table:table-cell table:number-columns-repeated="13"/>
          <table:table-cell office:value-type="string">
            <text:p>insect</text:p>
          </table:table-cell>
          <table:table-cell office:value-type="string">
            <text:p>butterfly</text:p>
          </table:table-cell>
          <table:table-cell office:value-type="string">
            <text:p>n02281787 lycaenid, lycaenid butterfly</text:p>
          </table:table-cell>
        </table:table-row>
        <table:table-row table:style-name="ro3">
          <table:table-cell table:number-columns-repeated="14"/>
          <table:table-cell office:value-type="string">
            <text:p>echinoderm</text:p>
          </table:table-cell>
          <table:table-cell office:value-type="string">
            <text:p>n02317335 starfish, sea star</text:p>
          </table:table-cell>
        </table:table-row>
        <table:table-row table:style-name="ro3">
          <table:table-cell table:number-columns-repeated="14"/>
          <table:table-cell office:value-type="string">
            <text:p>echinoderm</text:p>
          </table:table-cell>
          <table:table-cell office:value-type="string">
            <text:p>n02319095 sea urchin</text:p>
          </table:table-cell>
        </table:table-row>
        <table:table-row table:style-name="ro3">
          <table:table-cell table:number-columns-repeated="14"/>
          <table:table-cell office:value-type="string">
            <text:p>echinoderm</text:p>
          </table:table-cell>
          <table:table-cell office:value-type="string">
            <text:p>n02321529 sea cucumber, holothurian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leproid</text:p>
          </table:table-cell>
          <table:table-cell office:value-type="string">
            <text:p>rabbit</text:p>
          </table:table-cell>
          <table:table-cell office:value-type="string">
            <text:p>n02325366 wood rabbit, cottontail, cottontail rabbit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leproid</text:p>
          </table:table-cell>
          <table:table-cell/>
          <table:table-cell office:value-type="string">
            <text:p>n02326432 hare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leproid</text:p>
          </table:table-cell>
          <table:table-cell office:value-type="string">
            <text:p>rabbit</text:p>
          </table:table-cell>
          <table:table-cell office:value-type="string">
            <text:p>n02328150 Angora, Angora rabbit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/>
          <table:table-cell office:value-type="string">
            <text:p>n02342885 hamst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/>
          <table:table-cell office:value-type="string">
            <text:p>n02346627 porcupine, hedgehog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 office:value-type="string">
            <text:p>squirrel</text:p>
          </table:table-cell>
          <table:table-cell office:value-type="string">
            <text:p>n02356798 fox squirrel, eastern fox squirrel, Sciurus nig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/>
          <table:table-cell office:value-type="string">
            <text:p>n02361337 marmot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/>
          <table:table-cell office:value-type="string">
            <text:p>n02363005 beav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rodent</text:p>
          </table:table-cell>
          <table:table-cell/>
          <table:table-cell office:value-type="string">
            <text:p>n02364673 guinea pig, Cavia cobay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equine</text:p>
          </table:table-cell>
          <table:table-cell/>
          <table:table-cell office:value-type="string">
            <text:p>n02389026 sorrel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equine</text:p>
          </table:table-cell>
          <table:table-cell/>
          <table:table-cell office:value-type="string">
            <text:p>n02391049 zebr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swine</text:p>
          </table:table-cell>
          <table:table-cell office:value-type="string">
            <text:p>n02395406 hog, pig, grunter, squealer, Sus scrof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swine</text:p>
          </table:table-cell>
          <table:table-cell office:value-type="string">
            <text:p>n02396427 wild boar, boar, Sus scrof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swine</text:p>
          </table:table-cell>
          <table:table-cell office:value-type="string">
            <text:p>n02397096 warthog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hippopotamus</text:p>
          </table:table-cell>
          <table:table-cell office:value-type="string">
            <text:p>n02398521 hippopotamus, hippo, river horse, Hippopotamus amphibi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03003 ox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08429 water buffalo, water ox, Asiatic buffalo, Bubalus bubali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10509 bison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12080 ram, tup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15577 bighorn, bighorn sheep, cimarron, Rocky Mountain bighorn, Rocky Mountain sheep, Ovis canadensi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/>
          <table:table-cell office:value-type="string">
            <text:p>n02417914 ibex, Capra ibex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 office:value-type="string">
            <text:p>antelope</text:p>
          </table:table-cell>
          <table:table-cell office:value-type="string">
            <text:p>n02422106 hartebeest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 office:value-type="string">
            <text:p>antelope</text:p>
          </table:table-cell>
          <table:table-cell office:value-type="string">
            <text:p>n02422699 impala, Aepyceros melamp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3"/>
          <table:table-cell office:value-type="string">
            <text:p>bovid</text:p>
          </table:table-cell>
          <table:table-cell office:value-type="string">
            <text:p>antelope</text:p>
          </table:table-cell>
          <table:table-cell office:value-type="string">
            <text:p>n02423022 gazelle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camel</text:p>
          </table:table-cell>
          <table:table-cell office:value-type="string">
            <text:p>n02437312 Arabian camel, dromedary, Camelus dromedari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llama</text:p>
          </table:table-cell>
          <table:table-cell office:value-type="string">
            <text:p>n02437616 llam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1942 weasel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2845 mink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3114 polecat, fitch, foulmart, foumart, Mustela putori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3484 black-footed ferret, ferret, Mustela nigripe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4819 ott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5715 skunk, polecat, wood pussy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musteline mammal</text:p>
          </table:table-cell>
          <table:table-cell office:value-type="string">
            <text:p>n02447366 badg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edentate</text:p>
          </table:table-cell>
          <table:table-cell table:number-columns-repeated="2"/>
          <table:table-cell office:value-type="string">
            <text:p>n02454379 armadillo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edentate</text:p>
          </table:table-cell>
          <table:table-cell table:number-columns-repeated="2"/>
          <table:table-cell office:value-type="string">
            <text:p>n02457408 three-toed sloth, ai, Bradypus tridactyl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ape</text:p>
          </table:table-cell>
          <table:table-cell office:value-type="string">
            <text:p>great ape</text:p>
          </table:table-cell>
          <table:table-cell office:value-type="string">
            <text:p>n02480495 orangutan, orang, orangutang, Pongo pygmae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ape</text:p>
          </table:table-cell>
          <table:table-cell office:value-type="string">
            <text:p>great ape</text:p>
          </table:table-cell>
          <table:table-cell office:value-type="string">
            <text:p>n02480855 gorilla, Gorilla gorill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ape</text:p>
          </table:table-cell>
          <table:table-cell office:value-type="string">
            <text:p>great ape</text:p>
          </table:table-cell>
          <table:table-cell office:value-type="string">
            <text:p>n02481823 chimpanzee, chimp, Pan troglodyte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ape</text:p>
          </table:table-cell>
          <table:table-cell office:value-type="string">
            <text:p>lesser ape</text:p>
          </table:table-cell>
          <table:table-cell office:value-type="string">
            <text:p>n02483362 gibbon, Hylobates la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ape</text:p>
          </table:table-cell>
          <table:table-cell office:value-type="string">
            <text:p>lesser ape</text:p>
          </table:table-cell>
          <table:table-cell office:value-type="string">
            <text:p>n02483708 siamang, Hylobates syndactylus, Symphalangus syndactyl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4975 guenon, guenon monkey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6261 patas, hussar monkey, Erythrocebus pata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6410 baboon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7347 macaque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8291 langu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8702 colobus, colobus monkey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Old World Monkey</text:p>
          </table:table-cell>
          <table:table-cell office:value-type="string">
            <text:p>n02489166 proboscis monkey, Nasalis larvat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0219 marmoset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2035 capuchin, ringtail, Cebus capucin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2660 howler monkey, howler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3509 titi, titi monkey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3793 spider monkey, Ateles geoffroyi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 office:value-type="string">
            <text:p>monkey</text:p>
          </table:table-cell>
          <table:table-cell office:value-type="string">
            <text:p>New World monkey</text:p>
          </table:table-cell>
          <table:table-cell office:value-type="string">
            <text:p>n02494079 squirrel monkey, Saimiri sciure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/>
          <table:table-cell office:value-type="string">
            <text:p>lemur</text:p>
          </table:table-cell>
          <table:table-cell office:value-type="string">
            <text:p>n02497673 Madagascar cat, ring-tailed lemur, Lemur catt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primate</text:p>
          </table:table-cell>
          <table:table-cell/>
          <table:table-cell office:value-type="string">
            <text:p>lemur</text:p>
          </table:table-cell>
          <table:table-cell office:value-type="string">
            <text:p>n02500267 indri, indris, Indri indri, Indri brevicaudat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elephant</text:p>
          </table:table-cell>
          <table:table-cell table:number-columns-repeated="2"/>
          <table:table-cell office:value-type="string">
            <text:p>n02504013 Indian elephant, Elephas maximu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2"/>
          <table:table-cell office:value-type="string">
            <text:p>elephant</text:p>
          </table:table-cell>
          <table:table-cell table:number-columns-repeated="2"/>
          <table:table-cell office:value-type="string">
            <text:p>n02504458 African elephant, Loxodonta africana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procyonid</text:p>
          </table:table-cell>
          <table:table-cell office:value-type="string">
            <text:p>n02509815 lesser panda, red panda, panda, bear cat, cat bear, Ailurus fulgens</text:p>
          </table:table-cell>
        </table:table-row>
        <table:table-row table:style-name="ro4">
          <table:table-cell table:number-columns-repeated="9"/>
          <table:table-cell office:value-type="string">
            <text:p>mammal</text:p>
          </table:table-cell>
          <table:table-cell table:number-columns-repeated="4"/>
          <table:table-cell office:value-type="string">
            <text:p>procyonid</text:p>
          </table:table-cell>
          <table:table-cell office:value-type="string">
            <text:p>n02510455 giant panda, panda, panda bear, coon bear, Ailuropoda melanoleuca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table:number-columns-repeated="2"/>
          <table:table-cell office:value-type="string">
            <text:p>foodfish</text:p>
          </table:table-cell>
          <table:table-cell office:value-type="string">
            <text:p>n02514041 barracouta, snoek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oft-finned fish</text:p>
          </table:table-cell>
          <table:table-cell/>
          <table:table-cell office:value-type="string">
            <text:p>n02526121 eel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piny-finned fish</text:p>
          </table:table-cell>
          <table:table-cell/>
          <table:table-cell office:value-type="string">
            <text:p>n02536864 coho, cohoe, coho salmon, blue jack, silver salmon, Oncorhynchus kisutch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piny-finned fish</text:p>
          </table:table-cell>
          <table:table-cell/>
          <table:table-cell office:value-type="string">
            <text:p>n02606052 rock beauty, Holocanthus tricolor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piny-finned fish</text:p>
          </table:table-cell>
          <table:table-cell/>
          <table:table-cell office:value-type="string">
            <text:p>n02607072 anemone fish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/>
          <table:table-cell office:value-type="string">
            <text:p>ganoid</text:p>
          </table:table-cell>
          <table:table-cell office:value-type="string">
            <text:p>n02640242 sturgeon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/>
          <table:table-cell office:value-type="string">
            <text:p>ganoid</text:p>
          </table:table-cell>
          <table:table-cell office:value-type="string">
            <text:p>n02641379 gar, garfish, garpike, billfish, Lepisosteus osseus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piny-finned fish</text:p>
          </table:table-cell>
          <table:table-cell/>
          <table:table-cell office:value-type="string">
            <text:p>n02643566 lionfish</text:p>
          </table:table-cell>
        </table:table-row>
        <table:table-row table:style-name="ro3">
          <table:table-cell table:number-columns-repeated="11"/>
          <table:table-cell office:value-type="string">
            <text:p>fish</text:p>
          </table:table-cell>
          <table:table-cell office:value-type="string">
            <text:p>bony fish</text:p>
          </table:table-cell>
          <table:table-cell office:value-type="string">
            <text:p>Spiny-finned fish</text:p>
          </table:table-cell>
          <table:table-cell/>
          <table:table-cell office:value-type="string">
            <text:p>n02655020 puffer, pufferfish, blowfish, globefish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/>
          <table:table-cell office:value-type="string">
            <text:p>n02666196 abacus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robe</text:p>
          </table:table-cell>
          <table:table-cell office:value-type="string">
            <text:p>n02667093 abaya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own</text:p>
          </table:table-cell>
          <table:table-cell/>
          <table:table-cell office:value-type="string">
            <text:p>n02669723 academic gown, academic robe, judge's robe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2672831 accordion, piano accordion, squeeze box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2676566 acoustic guitar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 office:value-type="string">
            <text:p>warship</text:p>
          </table:table-cell>
          <table:table-cell office:value-type="string">
            <text:p>n02687172 aircraft carrier, carrier, flattop, attack aircraft carrier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aircraft</text:p>
          </table:table-cell>
          <table:table-cell office:value-type="string">
            <text:p>Heavier-than-air craft</text:p>
          </table:table-cell>
          <table:table-cell/>
          <table:table-cell office:value-type="string">
            <text:p>n02690373 airliner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aircraft</text:p>
          </table:table-cell>
          <table:table-cell office:value-type="string">
            <text:p>Lighter-than-air craft</text:p>
          </table:table-cell>
          <table:table-cell/>
          <table:table-cell office:value-type="string">
            <text:p>n02692877 airship, dirigible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table:number-columns-repeated="2"/>
          <table:table-cell office:value-type="string">
            <text:p>n02699494 alta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/>
          <table:table-cell office:value-type="string">
            <text:p>car</text:p>
          </table:table-cell>
          <table:table-cell/>
          <table:table-cell office:value-type="string">
            <text:p>n02701002 ambulanc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table:number-columns-repeated="2"/>
          <table:table-cell office:value-type="string">
            <text:p>n02704792 amphibian, amphibious vehicle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epiece</text:p>
          </table:table-cell>
          <table:table-cell office:value-type="string">
            <text:p>clock</text:p>
          </table:table-cell>
          <table:table-cell office:value-type="string">
            <text:p>n02708093 analog clock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shed</text:p>
          </table:table-cell>
          <table:table-cell office:value-type="string">
            <text:p>n02727426 apiary, bee hous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protective garment</text:p>
          </table:table-cell>
          <table:table-cell/>
          <table:table-cell office:value-type="string">
            <text:p>n02730930 apron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ashcan</text:p>
          </table:table-cell>
          <table:table-cell office:value-type="string">
            <text:p>n02747177 ashcan, trash can, garbage can, wastebin, ash bin, ash-bin, ashbin, dustbin, trash barrel, trash bin</text:p>
          </table:table-cell>
        </table:table-row>
        <table:table-row table:style-name="ro3">
          <table:table-cell table:number-columns-repeated="13"/>
          <table:table-cell office:value-type="string">
            <text:p>weapon</text:p>
          </table:table-cell>
          <table:table-cell office:value-type="string">
            <text:p>gun</text:p>
          </table:table-cell>
          <table:table-cell office:value-type="string">
            <text:p>n02749479 assault rifle, assault gun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bag</text:p>
          </table:table-cell>
          <table:table-cell/>
          <table:table-cell office:value-type="string">
            <text:p>n02769748 backpack, back pack, knapsack, packsack, rucksack, haversack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2776631 bakery, bakeshop, bakehous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sports equipment</text:p>
          </table:table-cell>
          <table:table-cell office:value-type="string">
            <text:p>gymnastic apparatus</text:p>
          </table:table-cell>
          <table:table-cell office:value-type="string">
            <text:p>n02777292 balance beam, beam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aircraft</text:p>
          </table:table-cell>
          <table:table-cell office:value-type="string">
            <text:p>Lighter-than-air craft</text:p>
          </table:table-cell>
          <table:table-cell/>
          <table:table-cell office:value-type="string">
            <text:p>n02782093 balloon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pen</text:p>
          </table:table-cell>
          <table:table-cell/>
          <table:table-cell office:value-type="string">
            <text:p>n02783161 ballpoint, ballpoint pen, ballpen, Biro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cloth covering</text:p>
          </table:table-cell>
          <table:table-cell/>
          <table:table-cell office:value-type="string">
            <text:p>n02786058 Band Aid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2787622 banjo</text:p>
          </table:table-cell>
        </table:table-row>
        <table:table-row table:style-name="ro3">
          <table:table-cell table:number-columns-repeated="13"/>
          <table:table-cell office:value-type="string">
            <text:p>barrier</text:p>
          </table:table-cell>
          <table:table-cell/>
          <table:table-cell office:value-type="string">
            <text:p>n02788148 bannister, banister, balustrade, balusters, handrail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sports equipment</text:p>
          </table:table-cell>
          <table:table-cell office:value-type="string">
            <text:p>weight</text:p>
          </table:table-cell>
          <table:table-cell office:value-type="string">
            <text:p>n02790996 barbell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 office:value-type="string">
            <text:p>chair</text:p>
          </table:table-cell>
          <table:table-cell office:value-type="string">
            <text:p>n02791124 barber chair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2791270 barbershop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table:number-columns-repeated="2"/>
          <table:table-cell office:value-type="string">
            <text:p>n02793495 barn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table:number-columns-repeated="2"/>
          <table:table-cell office:value-type="string">
            <text:p>n02794156 barometer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barrel</text:p>
          </table:table-cell>
          <table:table-cell office:value-type="string">
            <text:p>n02795169 barrel, cask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handcart</text:p>
          </table:table-cell>
          <table:table-cell table:number-columns-repeated="2"/>
          <table:table-cell office:value-type="string">
            <text:p>n02797295 barrow, garden cart, lawn cart, wheelbarrow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2799071 baseball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2802426 basketball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baby bed</text:p>
          </table:table-cell>
          <table:table-cell/>
          <table:table-cell office:value-type="string">
            <text:p>n02804414 bassinet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2804610 bassoon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cap</text:p>
          </table:table-cell>
          <table:table-cell office:value-type="string">
            <text:p>n02807133 bathing cap, swimming cap</text:p>
          </table:table-cell>
        </table:table-row>
        <table:table-row table:style-name="ro3">
          <table:table-cell table:number-columns-repeated="14"/>
          <table:table-cell office:value-type="string">
            <text:p>bath towel</text:p>
          </table:table-cell>
          <table:table-cell office:value-type="string">
            <text:p>n02808304 bath towel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/>
          <table:table-cell office:value-type="string">
            <text:p>n02808440 bathtub, bathing tub, bath, tub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2814533 beach wagon, station wagon, wagon, estate car, beach waggon, station waggon, waggon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table:number-columns-repeated="2"/>
          <table:table-cell office:value-type="string">
            <text:p>n02814860 beacon, lighthouse, beacon light, pharos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jar</text:p>
          </table:table-cell>
          <table:table-cell/>
          <table:table-cell office:value-type="string">
            <text:p>n02815834 beake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at</text:p>
          </table:table-cell>
          <table:table-cell office:value-type="string">
            <text:p>n02817516 bearskin, busby, shako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bottle</text:p>
          </table:table-cell>
          <table:table-cell/>
          <table:table-cell office:value-type="string">
            <text:p>n02823428 beer bottle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glass</text:p>
          </table:table-cell>
          <table:table-cell office:value-type="string">
            <text:p>n02823750 beer glass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shelter</text:p>
          </table:table-cell>
          <table:table-cell/>
          <table:table-cell office:value-type="string">
            <text:p>n02825657 bell cote, bell cot</text:p>
          </table:table-cell>
        </table:table-row>
        <table:table-row table:style-name="ro3">
          <table:table-cell table:number-columns-repeated="12"/>
          <table:table-cell office:value-type="string">
            <text:p>fabric</text:p>
          </table:table-cell>
          <table:table-cell office:value-type="string">
            <text:p>pice of cloth</text:p>
          </table:table-cell>
          <table:table-cell/>
          <table:table-cell office:value-type="string">
            <text:p>n02834397 bib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bicycle</text:p>
          </table:table-cell>
          <table:table-cell table:number-columns-repeated="2"/>
          <table:table-cell office:value-type="string">
            <text:p>n02835271 bicycle-built-for-two, tandem bicycle, tandem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wimsuit</text:p>
          </table:table-cell>
          <table:table-cell/>
          <table:table-cell office:value-type="string">
            <text:p>n02837789 bikini, two-piece</text:p>
          </table:table-cell>
        </table:table-row>
        <table:table-row table:style-name="ro3">
          <table:table-cell table:number-columns-repeated="13"/>
          <table:table-cell office:value-type="string">
            <text:p>protective covering</text:p>
          </table:table-cell>
          <table:table-cell/>
          <table:table-cell office:value-type="string">
            <text:p>n02840245 binder, ring-binder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optical instrument</text:p>
          </table:table-cell>
          <table:table-cell table:number-columns-repeated="2"/>
          <table:table-cell office:value-type="string">
            <text:p>n02841315 binoculars, field glasses, opera glasses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shelter</text:p>
          </table:table-cell>
          <table:table-cell/>
          <table:table-cell office:value-type="string">
            <text:p>n02843684 birdhouse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shed</text:p>
          </table:table-cell>
          <table:table-cell office:value-type="string">
            <text:p>n02859443 boathous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table:number-columns-repeated="3"/>
          <table:table-cell office:value-type="string">
            <text:p>sled</text:p>
          </table:table-cell>
          <table:table-cell office:value-type="string">
            <text:p>n02860847 bobsled, bobsleigh, bob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ecktie</text:p>
          </table:table-cell>
          <table:table-cell office:value-type="string">
            <text:p>n02865351 bolo tie, bolo, bola tie, bola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at</text:p>
          </table:table-cell>
          <table:table-cell office:value-type="string">
            <text:p>n02869837 bonnet, poke bonnet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/>
          <table:table-cell office:value-type="string">
            <text:p>n02870880 bookcase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2871525 bookshop, bookstore, bookstall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top</text:p>
          </table:table-cell>
          <table:table-cell office:value-type="string">
            <text:p>cap</text:p>
          </table:table-cell>
          <table:table-cell office:value-type="string">
            <text:p>n02877765 bottlecap</text:p>
          </table:table-cell>
        </table:table-row>
        <table:table-row table:style-name="ro3">
          <table:table-cell table:number-columns-repeated="11"/>
          <table:table-cell office:value-type="string">
            <text:p>weapon</text:p>
          </table:table-cell>
          <table:table-cell table:number-columns-repeated="3"/>
          <table:table-cell office:value-type="string">
            <text:p>n02879718 bow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ecktie</text:p>
          </table:table-cell>
          <table:table-cell office:value-type="string">
            <text:p>n02883205 bow tie, bow-tie, bowti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memorial</text:p>
          </table:table-cell>
          <table:table-cell office:value-type="string">
            <text:p>n02892201 brass, memorial tablet, plaqu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woman's clothing</text:p>
          </table:table-cell>
          <table:table-cell/>
          <table:table-cell office:value-type="string">
            <text:p>n02892767 brassiere, bra, bandeau</text:p>
          </table:table-cell>
        </table:table-row>
        <table:table-row table:style-name="ro3">
          <table:table-cell table:number-columns-repeated="13"/>
          <table:table-cell office:value-type="string">
            <text:p>barrier</text:p>
          </table:table-cell>
          <table:table-cell/>
          <table:table-cell office:value-type="string">
            <text:p>n02894605 breakwater, groin, groyne, mole, bulwark, seawall, jetty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armor plate</text:p>
          </table:table-cell>
          <table:table-cell/>
          <table:table-cell office:value-type="string">
            <text:p>n02895154 breastplate, aegis, egis</text:p>
          </table:table-cell>
        </table:table-row>
        <table:table-row table:style-name="ro3">
          <table:table-cell table:number-columns-repeated="12"/>
          <table:table-cell office:value-type="string">
            <text:p>inplement</text:p>
          </table:table-cell>
          <table:table-cell office:value-type="string">
            <text:p>cleaning implement</text:p>
          </table:table-cell>
          <table:table-cell/>
          <table:table-cell office:value-type="string">
            <text:p>n02906734 broom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/>
          <table:table-cell office:value-type="string">
            <text:p>n02909870 bucket, pail</text:p>
          </table:table-cell>
        </table:table-row>
        <table:table-row table:style-name="ro3">
          <table:table-cell table:number-columns-repeated="12"/>
          <table:table-cell office:value-type="string">
            <text:p>restraint</text:p>
          </table:table-cell>
          <table:table-cell office:value-type="string">
            <text:p>fastener</text:p>
          </table:table-cell>
          <table:table-cell/>
          <table:table-cell office:value-type="string">
            <text:p>n02910353 buckl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02916936 bulletproof vest</text:p>
          </table:table-cell>
        </table:table-row>
        <table:table-row table:style-name="ro3">
          <table:table-cell table:number-columns-repeated="13"/>
          <table:table-cell office:value-type="string">
            <text:p>public transport</text:p>
          </table:table-cell>
          <table:table-cell/>
          <table:table-cell office:value-type="string">
            <text:p>n02917067 bullet train, bullet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2927161 butcher shop, meat marke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2930766 cab, hack, taxi, taxicab</text:p>
          </table:table-cell>
        </table:table-row>
        <table:table-row table:style-name="ro3">
          <table:table-cell table:number-columns-repeated="11"/>
          <table:table-cell office:value-type="string">
            <text:p>container</text:p>
          </table:table-cell>
          <table:table-cell table:style-name="ce1" office:value-type="string">
            <text:p>vessel</text:p>
          </table:table-cell>
          <table:table-cell office:value-type="string">
            <text:p>pot</text:p>
          </table:table-cell>
          <table:table-cell/>
          <table:table-cell office:value-type="string">
            <text:p>n02939185 caldron, cauldron</text:p>
          </table:table-cell>
        </table:table-row>
        <table:table-row table:style-name="ro3">
          <table:table-cell table:number-columns-repeated="13"/>
          <table:table-cell office:value-type="string">
            <text:p>source of illumination</text:p>
          </table:table-cell>
          <table:table-cell office:value-type="string">
            <text:p>lamp</text:p>
          </table:table-cell>
          <table:table-cell office:value-type="string">
            <text:p>n02948072 candle, taper, wax light</text:p>
          </table:table-cell>
        </table:table-row>
        <table:table-row table:style-name="ro3">
          <table:table-cell table:number-columns-repeated="13"/>
          <table:table-cell office:value-type="string">
            <text:p>weapon</text:p>
          </table:table-cell>
          <table:table-cell office:value-type="string">
            <text:p>gun</text:p>
          </table:table-cell>
          <table:table-cell office:value-type="string">
            <text:p>n02950826 cannon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 office:value-type="string">
            <text:p>small boat</text:p>
          </table:table-cell>
          <table:table-cell office:value-type="string">
            <text:p>n02951358 canoe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hand tool</text:p>
          </table:table-cell>
          <table:table-cell office:value-type="string">
            <text:p>bottle opener</text:p>
          </table:table-cell>
          <table:table-cell office:value-type="string">
            <text:p>n02951585 can opener, tin opener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sweater</text:p>
          </table:table-cell>
          <table:table-cell office:value-type="string">
            <text:p>n02963159 cardigan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reflector</text:p>
          </table:table-cell>
          <table:table-cell office:value-type="string">
            <text:p>n02965783 car mirror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2966193 carousel, carrousel, merry-go-round, roundabout, whirligig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ear</text:p>
          </table:table-cell>
          <table:table-cell/>
          <table:table-cell office:value-type="string">
            <text:p>n02966687 carpenter's kit, toolkit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2971356 carton</text:p>
          </table:table-cell>
        </table:table-row>
        <table:table-row table:style-name="ro3">
          <table:table-cell table:number-columns-repeated="13"/>
          <table:table-cell office:value-type="string">
            <text:p>mechanism</text:p>
          </table:table-cell>
          <table:table-cell office:value-type="string">
            <text:p>wheel</text:p>
          </table:table-cell>
          <table:table-cell office:value-type="string">
            <text:p>n02974003 car wheel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/>
          <table:table-cell office:value-type="string">
            <text:p>n02977058 cash machine, cash dispenser, automated teller machine, automatic teller machine, automated teller, automatic teller, ATM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cassette</text:p>
          </table:table-cell>
          <table:table-cell office:value-type="string">
            <text:p>n02978881 cassett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2979186 cassette player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/>
          <table:table-cell office:value-type="string">
            <text:p>n02980441 castl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ailing vessel</text:p>
          </table:table-cell>
          <table:table-cell office:value-type="string">
            <text:p>sailboat</text:p>
          </table:table-cell>
          <table:table-cell office:value-type="string">
            <text:p>n02981792 catamaran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2988304 CD player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2992211 cello, violoncello</text:p>
          </table:table-cell>
        </table:table-row>
        <table:table-row table:style-name="ro3">
          <table:table-cell table:number-columns-repeated="11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 office:value-type="string">
            <text:p>telephone</text:p>
          </table:table-cell>
          <table:table-cell/>
          <table:table-cell office:value-type="string">
            <text:p>n02992529 cellular telephone, cellular phone, cellphone, cell, mobile phone</text:p>
          </table:table-cell>
        </table:table-row>
        <table:table-row table:style-name="ro3">
          <table:table-cell table:number-columns-repeated="10"/>
          <table:table-cell office:value-type="string">
            <text:p>instrumentaly</text:p>
          </table:table-cell>
          <table:table-cell table:number-columns-repeated="3"/>
          <table:table-cell office:value-type="string">
            <text:p>chain</text:p>
          </table:table-cell>
          <table:table-cell office:value-type="string">
            <text:p>n02999410 chain</text:p>
          </table:table-cell>
        </table:table-row>
        <table:table-row table:style-name="ro3">
          <table:table-cell table:number-columns-repeated="13"/>
          <table:table-cell office:value-type="string">
            <text:p>barrier</text:p>
          </table:table-cell>
          <table:table-cell office:value-type="string">
            <text:p>fence</text:p>
          </table:table-cell>
          <table:table-cell office:value-type="string">
            <text:p>n03000134 chainlink fence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armor</text:p>
          </table:table-cell>
          <table:table-cell office:value-type="string">
            <text:p>body armor</text:p>
          </table:table-cell>
          <table:table-cell office:value-type="string">
            <text:p>n03000247 chain mail, ring mail, mail, chain armor, chain armour, ring armor, ring armour</text:p>
          </table:table-cell>
        </table:table-row>
        <table:table-row table:style-name="ro3">
          <table:table-cell table:number-columns-repeated="13"/>
          <table:table-cell office:value-type="string">
            <text:p>tool</text:p>
          </table:table-cell>
          <table:table-cell office:value-type="string">
            <text:p>power tool</text:p>
          </table:table-cell>
          <table:table-cell office:value-type="string">
            <text:p>n03000684 chain saw, chainsaw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3014705 chest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table:number-columns-repeated="2"/>
          <table:table-cell office:value-type="string">
            <text:p>n03016953 chiffonier, commode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017168 chime, bell, gong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cabinet</text:p>
          </table:table-cell>
          <table:table-cell/>
          <table:table-cell office:value-type="string">
            <text:p>n03018349 china cabinet, china closet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 office:value-type="string">
            <text:p>hosiery</text:p>
          </table:table-cell>
          <table:table-cell office:value-type="string">
            <text:p>n03026506 Christmas stocking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place of woreship</text:p>
          </table:table-cell>
          <table:table-cell office:value-type="string">
            <text:p>n03028079 church, church building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theater</text:p>
          </table:table-cell>
          <table:table-cell office:value-type="string">
            <text:p>n03032252 cinema, movie theater, movie theatre, movie house, picture palace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edge tool</text:p>
          </table:table-cell>
          <table:table-cell office:value-type="string">
            <text:p>n03041632 cleaver, meat cleaver, chopper</text:p>
          </table:table-cell>
        </table:table-row>
        <table:table-row table:style-name="ro3">
          <table:table-cell table:number-columns-repeated="10"/>
          <table:table-cell office:value-type="string">
            <text:p>structure</text:p>
          </table:table-cell>
          <table:table-cell office:value-type="string">
            <text:p>housing</text:p>
          </table:table-cell>
          <table:table-cell office:value-type="string">
            <text:p>dwelling</text:p>
          </table:table-cell>
          <table:table-cell table:number-columns-repeated="2"/>
          <table:table-cell office:value-type="string">
            <text:p>n03042490 cliff dwelling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overgarment</text:p>
          </table:table-cell>
          <table:table-cell/>
          <table:table-cell office:value-type="string">
            <text:p>n03045698 cloak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footwear</text:p>
          </table:table-cell>
          <table:table-cell/>
          <table:table-cell office:value-type="string">
            <text:p>n03047690 clog, geta, patten, sabot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shaker</text:p>
          </table:table-cell>
          <table:table-cell office:value-type="string">
            <text:p>n03062245 cocktail shaker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/>
          <table:table-cell office:value-type="string">
            <text:p>coffee mug</text:p>
          </table:table-cell>
          <table:table-cell office:value-type="string">
            <text:p>n03063599 coffee mug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pot</text:p>
          </table:table-cell>
          <table:table-cell/>
          <table:table-cell office:value-type="string">
            <text:p>n03063689 coffeepot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table:number-columns-repeated="2"/>
          <table:table-cell office:value-type="string">
            <text:p>n03065424 coil, spiral, volute, whorl, helix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 office:value-type="string">
            <text:p>fastener</text:p>
          </table:table-cell>
          <table:table-cell office:value-type="string">
            <text:p>n03075370 combination lock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keyboard</text:p>
          </table:table-cell>
          <table:table-cell office:value-type="string">
            <text:p>n03085013 computer keyboard, keypad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3089624 confectionery, confectionary, candy stor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/>
          <table:table-cell office:value-type="string">
            <text:p>n03095699 container ship, containership, container vessel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3100240 convertible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hand tool</text:p>
          </table:table-cell>
          <table:table-cell office:value-type="string">
            <text:p>bottle opener</text:p>
          </table:table-cell>
          <table:table-cell office:value-type="string">
            <text:p>n03109150 corkscrew, bottle screw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110669 cornet, horn, trumpet, trump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at</text:p>
          </table:table-cell>
          <table:table-cell office:value-type="string">
            <text:p>n03124043 cowboy boot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footwear</text:p>
          </table:table-cell>
          <table:table-cell/>
          <table:table-cell office:value-type="string">
            <text:p>n03124170 cowboy hat, ten-gallon hat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baby bed</text:p>
          </table:table-cell>
          <table:table-cell/>
          <table:table-cell office:value-type="string">
            <text:p>n03125729 cradle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crane</text:p>
          </table:table-cell>
          <table:table-cell office:value-type="string">
            <text:p>n03126707 cran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elmet</text:p>
          </table:table-cell>
          <table:table-cell office:value-type="string">
            <text:p>n03127747 crash helmet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3127925 crate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baby bed</text:p>
          </table:table-cell>
          <table:table-cell/>
          <table:table-cell office:value-type="string">
            <text:p>n03131574 crib, cot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cooking utensil</text:p>
          </table:table-cell>
          <table:table-cell office:value-type="string">
            <text:p>n03133878 Crock Po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3134739 croquet ball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stick</text:p>
          </table:table-cell>
          <table:table-cell office:value-type="string">
            <text:p>staff</text:p>
          </table:table-cell>
          <table:table-cell/>
          <table:table-cell office:value-type="string">
            <text:p>n03141823 crutch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armor</text:p>
          </table:table-cell>
          <table:table-cell office:value-type="string">
            <text:p>body armor</text:p>
          </table:table-cell>
          <table:table-cell office:value-type="string">
            <text:p>n03146219 cuirass</text:p>
          </table:table-cell>
        </table:table-row>
        <table:table-row table:style-name="ro3">
          <table:table-cell table:number-columns-repeated="13"/>
          <table:table-cell office:value-type="string">
            <text:p>barrier</text:p>
          </table:table-cell>
          <table:table-cell/>
          <table:table-cell office:value-type="string">
            <text:p>n03160309 dam, dike, dyke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table</text:p>
          </table:table-cell>
          <table:table-cell office:value-type="string">
            <text:p>n03179701 desk</text:p>
          </table:table-cell>
        </table:table-row>
        <table:table-row table:style-name="ro3">
          <table:table-cell table:number-columns-repeated="12"/>
          <table:table-cell office:value-type="string">
            <text:p>computer</text:p>
          </table:table-cell>
          <table:table-cell office:value-type="string">
            <text:p>digital computer</text:p>
          </table:table-cell>
          <table:table-cell/>
          <table:table-cell office:value-type="string">
            <text:p>n03180011 desktopcomputer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 office:value-type="string">
            <text:p>telephone</text:p>
          </table:table-cell>
          <table:table-cell office:value-type="string">
            <text:p>n03187595 dial telephone, dial phon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03188531 diaper, nappy, napkin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rpice</text:p>
          </table:table-cell>
          <table:table-cell office:value-type="string">
            <text:p>clock</text:p>
          </table:table-cell>
          <table:table-cell office:value-type="string">
            <text:p>n03196217 digital clock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epiece</text:p>
          </table:table-cell>
          <table:table-cell/>
          <table:table-cell office:value-type="string">
            <text:p>n03197337 digital watch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table</text:p>
          </table:table-cell>
          <table:table-cell office:value-type="string">
            <text:p>n03201208 dining table, board</text:p>
          </table:table-cell>
        </table:table-row>
        <table:table-row table:style-name="ro3">
          <table:table-cell table:number-columns-repeated="12"/>
          <table:table-cell office:value-type="string">
            <text:p>fabric</text:p>
          </table:table-cell>
          <table:table-cell office:value-type="string">
            <text:p>pice of cloth</text:p>
          </table:table-cell>
          <table:table-cell/>
          <table:table-cell office:value-type="string">
            <text:p>n03207743 dishrag, dishcloth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white goods</text:p>
          </table:table-cell>
          <table:table-cell/>
          <table:table-cell office:value-type="string">
            <text:p>n03207941 dishwasher, dish washer, dishwashing machine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3208938 disk brake, disc brak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/>
          <table:table-cell office:value-type="string">
            <text:p>n03216828 dock, dockage, docking facility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table:number-columns-repeated="3"/>
          <table:table-cell office:value-type="string">
            <text:p>sled</text:p>
          </table:table-cell>
          <table:table-cell office:value-type="string">
            <text:p>n03218198 dogsled, dog sled, dog sleigh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roof</text:p>
          </table:table-cell>
          <table:table-cell office:value-type="string">
            <text:p>n03220513 dome</text:p>
          </table:table-cell>
        </table:table-row>
        <table:table-row table:style-name="ro3">
          <table:table-cell table:number-columns-repeated="13"/>
          <table:table-cell office:value-type="string">
            <text:p>covering</text:p>
          </table:table-cell>
          <table:table-cell office:value-type="string">
            <text:p>floor cover</text:p>
          </table:table-cell>
          <table:table-cell office:value-type="string">
            <text:p>n03223299 doormat, welcome ma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ear</text:p>
          </table:table-cell>
          <table:table-cell/>
          <table:table-cell office:value-type="string">
            <text:p>n03240683 drilling platform, offshore rig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249569 drum, membranophone, tympan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stick</text:p>
          </table:table-cell>
          <table:table-cell/>
          <table:table-cell office:value-type="string">
            <text:p>n03250847 drumstick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sports equipment</text:p>
          </table:table-cell>
          <table:table-cell office:value-type="string">
            <text:p>weight</text:p>
          </table:table-cell>
          <table:table-cell office:value-type="string">
            <text:p>n03255030 dumbbell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 office:value-type="string">
            <text:p>oven</text:p>
          </table:table-cell>
          <table:table-cell office:value-type="string">
            <text:p>n03259280 Dutch oven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electric fan</text:p>
          </table:table-cell>
          <table:table-cell office:value-type="string">
            <text:p>n03271574 electric fan, blower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3272010 electric guita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locomotive</text:p>
          </table:table-cell>
          <table:table-cell/>
          <table:table-cell office:value-type="string">
            <text:p>n03272562 electric locomotive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/>
          <table:table-cell office:value-type="string">
            <text:p>n03290653 entertainment center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envelope</text:p>
          </table:table-cell>
          <table:table-cell office:value-type="string">
            <text:p>n03291819 envelope</text:p>
          </table:table-cell>
        </table:table-row>
        <table:table-row table:style-name="ro3">
          <table:table-cell table:number-columns-repeated="12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 office:value-type="string">
            <text:p>n03297495 espresso maker</text:p>
          </table:table-cell>
        </table:table-row>
        <table:table-row table:style-name="ro3">
          <table:table-cell table:number-columns-repeated="12"/>
          <table:table-cell office:value-type="string">
            <text:p>toiletry</text:p>
          </table:table-cell>
          <table:table-cell office:value-type="string">
            <text:p>makeup</text:p>
          </table:table-cell>
          <table:table-cell/>
          <table:table-cell office:value-type="string">
            <text:p>n03314780 face powder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carf</text:p>
          </table:table-cell>
          <table:table-cell/>
          <table:table-cell office:value-type="string">
            <text:p>n03325584 feather boa, boa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/>
          <table:table-cell office:value-type="string">
            <text:p>n03337140 file, file cabinet, filing cabinet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/>
          <table:table-cell office:value-type="string">
            <text:p>n03344393 fireboa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/>
          <table:table-cell office:value-type="string">
            <text:p>n03345487 fire engine, fire truck</text:p>
          </table:table-cell>
        </table:table-row>
        <table:table-row table:style-name="ro3">
          <table:table-cell table:number-columns-repeated="13"/>
          <table:table-cell office:value-type="string">
            <text:p>protective covering</text:p>
          </table:table-cell>
          <table:table-cell office:value-type="string">
            <text:p>screen</text:p>
          </table:table-cell>
          <table:table-cell office:value-type="string">
            <text:p>n03347037 fire screen, fireguard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stick</text:p>
          </table:table-cell>
          <table:table-cell office:value-type="string">
            <text:p>staff</text:p>
          </table:table-cell>
          <table:table-cell/>
          <table:table-cell office:value-type="string">
            <text:p>n03355925 flagpole, flagstaff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372029 flute, transverse flute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 office:value-type="string">
            <text:p>chair</text:p>
          </table:table-cell>
          <table:table-cell office:value-type="string">
            <text:p>n03376595 folding chai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elmet</text:p>
          </table:table-cell>
          <table:table-cell office:value-type="string">
            <text:p>n03379051 football helmet</text:p>
          </table:table-cell>
        </table:table-row>
        <table:table-row table:style-name="ro3">
          <table:table-cell table:number-columns-repeated="11"/>
          <table:table-cell office:value-type="string">
            <text:p>wheeled vehicle</text:p>
          </table:table-cell>
          <table:table-cell table:number-columns-repeated="3"/>
          <table:table-cell office:value-type="string">
            <text:p>n03384352 forklift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table:number-columns-repeated="2"/>
          <table:table-cell office:value-type="string">
            <text:p>n03388043 fountain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pen</text:p>
          </table:table-cell>
          <table:table-cell/>
          <table:table-cell office:value-type="string">
            <text:p>n03388183 fountain pen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table:number-columns-repeated="2"/>
          <table:table-cell office:value-type="string">
            <text:p>n03388549 four-poste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cart</text:p>
          </table:table-cell>
          <table:table-cell table:number-columns-repeated="2"/>
          <table:table-cell office:value-type="string">
            <text:p>n03393912 freight car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394916 French horn, horn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cooking utensil</text:p>
          </table:table-cell>
          <table:table-cell office:value-type="string">
            <text:p>pan</text:p>
          </table:table-cell>
          <table:table-cell office:value-type="string">
            <text:p>n03400231 frying pan, frypan, skillet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overgarment</text:p>
          </table:table-cell>
          <table:table-cell office:value-type="string">
            <text:p>coat</text:p>
          </table:table-cell>
          <table:table-cell office:value-type="string">
            <text:p>n03404251 fur coa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/>
          <table:table-cell office:value-type="string">
            <text:p>n03417042 garbage truck, dustcart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mask</text:p>
          </table:table-cell>
          <table:table-cell/>
          <table:table-cell office:value-type="string">
            <text:p>n03424325 gasmask, respirator, gas helmet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3425413 gas pump, gasoline pump, petrol pump, island dispenser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glass</text:p>
          </table:table-cell>
          <table:table-cell office:value-type="string">
            <text:p>n03443371 goble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table:number-columns-repeated="2"/>
          <table:table-cell office:value-type="string">
            <text:p>n03444034 go-kar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3445777 golf ball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table:number-columns-repeated="2"/>
          <table:table-cell office:value-type="string">
            <text:p>n03445924 golfcart, golf cart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/>
          <table:table-cell office:value-type="string">
            <text:p>n03447447 gondola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447721 gong, tam-tam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woman's clothing</text:p>
          </table:table-cell>
          <table:table-cell/>
          <table:table-cell office:value-type="string">
            <text:p>n03450230 gown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452741 grand piano, grand</text:p>
          </table:table-cell>
        </table:table-row>
        <table:table-row table:style-name="ro4">
          <table:table-cell table:number-columns-repeated="11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table:number-columns-repeated="2"/>
          <table:table-cell office:value-type="string">
            <text:p>n03457902 greenhouse, nursery, glasshouse</text:p>
          </table:table-cell>
        </table:table-row>
        <table:table-row table:style-name="ro4">
          <table:table-cell table:number-columns-repeated="11"/>
          <table:table-cell office:value-type="string">
            <text:p>mechanism</text:p>
          </table:table-cell>
          <table:table-cell table:number-columns-repeated="3"/>
          <table:table-cell office:value-type="string">
            <text:p>n03459775 grille, radiator grille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/>
          <table:table-cell office:value-type="string">
            <text:p>establishment</text:p>
          </table:table-cell>
          <table:table-cell/>
          <table:table-cell office:value-type="string">
            <text:p>n03461385 grocery store, grocery, food market, market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table:number-columns-repeated="2"/>
          <table:table-cell office:value-type="string">
            <text:p>guillotine</text:p>
          </table:table-cell>
          <table:table-cell office:value-type="string">
            <text:p>n03467068 guillotine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 office:value-type="string">
            <text:p>fastener</text:p>
          </table:table-cell>
          <table:table-cell office:value-type="string">
            <text:p>n03476684 hair slide</text:p>
          </table:table-cell>
        </table:table-row>
        <table:table-row table:style-name="ro3">
          <table:table-cell table:number-columns-repeated="12"/>
          <table:table-cell office:value-type="string">
            <text:p>toiletry</text:p>
          </table:table-cell>
          <table:table-cell table:number-columns-repeated="2"/>
          <table:table-cell office:value-type="string">
            <text:p>n03476991 hair spray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acked vehicle</text:p>
          </table:table-cell>
          <table:table-cell/>
          <table:table-cell office:value-type="string">
            <text:p>n03478589 half track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hand tool</text:p>
          </table:table-cell>
          <table:table-cell/>
          <table:table-cell office:value-type="string">
            <text:p>n03481172 hammer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asket</text:p>
          </table:table-cell>
          <table:table-cell office:value-type="string">
            <text:p>n03482405 hamper</text:p>
          </table:table-cell>
        </table:table-row>
        <table:table-row table:style-name="ro3">
          <table:table-cell table:number-columns-repeated="12"/>
          <table:table-cell office:value-type="string">
            <text:p>appliance</text:p>
          </table:table-cell>
          <table:table-cell table:number-columns-repeated="2"/>
          <table:table-cell office:value-type="string">
            <text:p>n03483316 hand blower, blow dryer, blow drier, hair dryer, hair drier</text:p>
          </table:table-cell>
        </table:table-row>
        <table:table-row table:style-name="ro3">
          <table:table-cell table:number-columns-repeated="11"/>
          <table:table-cell office:value-type="string">
            <text:p>computer</text:p>
          </table:table-cell>
          <table:table-cell table:number-columns-repeated="2"/>
          <table:table-cell office:value-type="string">
            <text:p>device</text:p>
          </table:table-cell>
          <table:table-cell office:value-type="string">
            <text:p>n03485407 hand-held computer, hand-held microcomputer</text:p>
          </table:table-cell>
        </table:table-row>
        <table:table-row table:style-name="ro3">
          <table:table-cell table:number-columns-repeated="12"/>
          <table:table-cell office:value-type="string">
            <text:p>fabric</text:p>
          </table:table-cell>
          <table:table-cell office:value-type="string">
            <text:p>piece of cloth</text:p>
          </table:table-cell>
          <table:table-cell/>
          <table:table-cell office:value-type="string">
            <text:p>n03485794 handkerchief, hankie, hanky, hankey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hard disc</text:p>
          </table:table-cell>
          <table:table-cell office:value-type="string">
            <text:p>n03492542 hard disc, hard disk, fixed disk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494278 harmonica, mouth organ, harp, mouth harp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3495258 harp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 office:value-type="string">
            <text:p>farm machine</text:p>
          </table:table-cell>
          <table:table-cell office:value-type="string">
            <text:p>n03496892 harvester, reaper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edge tool</text:p>
          </table:table-cell>
          <table:table-cell/>
          <table:table-cell office:value-type="string">
            <text:p>n03498962 hatchet</text:p>
          </table:table-cell>
        </table:table-row>
        <table:table-row table:style-name="ro3">
          <table:table-cell table:number-columns-repeated="13"/>
          <table:table-cell office:value-type="string">
            <text:p>tool</text:p>
          </table:table-cell>
          <table:table-cell office:value-type="string">
            <text:p>edge tool</text:p>
          </table:table-cell>
          <table:table-cell office:value-type="string">
            <text:p>n03527444 holster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theater</text:p>
          </table:table-cell>
          <table:table-cell office:value-type="string">
            <text:p>n03529860 home theater, home theatre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supporting structure</text:p>
          </table:table-cell>
          <table:table-cell office:value-type="string">
            <text:p>framework</text:p>
          </table:table-cell>
          <table:table-cell office:value-type="string">
            <text:p>n03530642 honeycomb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3532672 hook, claw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kirt</text:p>
          </table:table-cell>
          <table:table-cell/>
          <table:table-cell office:value-type="string">
            <text:p>n03534580 hoopskirt, crinolin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sports equipment</text:p>
          </table:table-cell>
          <table:table-cell office:value-type="string">
            <text:p>gymnastic apparatus</text:p>
          </table:table-cell>
          <table:table-cell office:value-type="string">
            <text:p>n03535780 horizontal bar, high ba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cart</text:p>
          </table:table-cell>
          <table:table-cell table:number-columns-repeated="2"/>
          <table:table-cell office:value-type="string">
            <text:p>n03538406 horse cart, horse-cart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epiece</text:p>
          </table:table-cell>
          <table:table-cell/>
          <table:table-cell office:value-type="string">
            <text:p>n03544143 hourglass</text:p>
          </table:table-cell>
        </table:table-row>
        <table:table-row table:style-name="ro3">
          <table:table-cell table:number-columns-repeated="10"/>
          <table:table-cell office:value-type="string">
            <text:p>equipment</text:p>
          </table:table-cell>
          <table:table-cell office:value-type="string">
            <text:p>eletronic equipment</text:p>
          </table:table-cell>
          <table:table-cell table:number-columns-repeated="3"/>
          <table:table-cell office:value-type="string">
            <text:p>n03584254 iPod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table:number-columns-repeated="2"/>
          <table:table-cell office:value-type="string">
            <text:p>n03584829 iron, smoothing iron</text:p>
          </table:table-cell>
        </table:table-row>
        <table:table-row table:style-name="ro3">
          <table:table-cell table:number-columns-repeated="13"/>
          <table:table-cell office:value-type="string">
            <text:p>source of illumination</text:p>
          </table:table-cell>
          <table:table-cell office:value-type="string">
            <text:p>lamp</text:p>
          </table:table-cell>
          <table:table-cell office:value-type="string">
            <text:p>n03590841 jack-o'-lantern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/>
          <table:table-cell office:value-type="string">
            <text:p>n03594734 jean, blue jean, denim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3594945 jeep, landrove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03595614 jersey, T-shirt, tee shir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puzzle</text:p>
          </table:table-cell>
          <table:table-cell office:value-type="string">
            <text:p>n03598930 jigsaw puzzl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cart</text:p>
          </table:table-cell>
          <table:table-cell table:number-columns-repeated="2"/>
          <table:table-cell office:value-type="string">
            <text:p>n03599486 jinrikisha, ricksha, rickshaw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3602883 joystick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robe</text:p>
          </table:table-cell>
          <table:table-cell office:value-type="string">
            <text:p>n03617480 kimono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protective garment</text:p>
          </table:table-cell>
          <table:table-cell/>
          <table:table-cell office:value-type="string">
            <text:p>n03623198 knee pad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3627232 knot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overgarment</text:p>
          </table:table-cell>
          <table:table-cell office:value-type="string">
            <text:p>coat</text:p>
          </table:table-cell>
          <table:table-cell office:value-type="string">
            <text:p>n03630383 lab coat, laboratory coat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/>
          <table:table-cell office:value-type="string">
            <text:p>n03633091 ladle</text:p>
          </table:table-cell>
        </table:table-row>
        <table:table-row table:style-name="ro3">
          <table:table-cell table:number-columns-repeated="14"/>
          <table:table-cell office:value-type="string">
            <text:p>protective covering</text:p>
          </table:table-cell>
          <table:table-cell office:value-type="string">
            <text:p>n03637318 lampshade, lamp shade</text:p>
          </table:table-cell>
        </table:table-row>
        <table:table-row table:style-name="ro3">
          <table:table-cell table:number-columns-repeated="11"/>
          <table:table-cell office:value-type="string">
            <text:p>computer</text:p>
          </table:table-cell>
          <table:table-cell table:number-columns-repeated="3"/>
          <table:table-cell office:value-type="string">
            <text:p>n03642806 laptop, laptopcomputer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/>
          <table:table-cell office:value-type="string">
            <text:p>n03649909 lawn mower, mower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table:number-columns-repeated="2"/>
          <table:table-cell office:value-type="string">
            <text:p>n03657121 lens cap, lens cover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edge tool</text:p>
          </table:table-cell>
          <table:table-cell office:value-type="string">
            <text:p>n03658185 letter opener, paper knife, paperknif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n03661043 library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/>
          <table:table-cell office:value-type="string">
            <text:p>n03662601 lifeboat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lighter</text:p>
          </table:table-cell>
          <table:table-cell office:value-type="string">
            <text:p>n03666591 lighter, light, igniter, ignito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3670208 limousine, limo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/>
          <table:table-cell office:value-type="string">
            <text:p>n03673027 liner, ocean liner</text:p>
          </table:table-cell>
        </table:table-row>
        <table:table-row table:style-name="ro3">
          <table:table-cell table:number-columns-repeated="12"/>
          <table:table-cell office:value-type="string">
            <text:p>toiletry</text:p>
          </table:table-cell>
          <table:table-cell office:value-type="string">
            <text:p>makeup</text:p>
          </table:table-cell>
          <table:table-cell/>
          <table:table-cell office:value-type="string">
            <text:p>n03676483 lipstick, lip roug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hoe</text:p>
          </table:table-cell>
          <table:table-cell office:value-type="string">
            <text:p>n03680355 Loafer</text:p>
          </table:table-cell>
        </table:table-row>
        <table:table-row table:style-name="ro3">
          <table:table-cell table:number-columns-repeated="13"/>
          <table:table-cell office:value-type="string">
            <text:p>toiletry</text:p>
          </table:table-cell>
          <table:table-cell/>
          <table:table-cell office:value-type="string">
            <text:p>n03690938 lotion</text:p>
          </table:table-cell>
        </table:table-row>
        <table:table-row table:style-name="ro3">
          <table:table-cell table:number-columns-repeated="14"/>
          <table:table-cell office:value-type="string">
            <text:p>transducer</text:p>
          </table:table-cell>
          <table:table-cell office:value-type="string">
            <text:p>n03691459 loudspeaker, speaker, speaker unit, loudspeaker system, speaker system</text:p>
          </table:table-cell>
        </table:table-row>
        <table:table-row table:style-name="ro3">
          <table:table-cell table:number-columns-repeated="14"/>
          <table:table-cell office:value-type="string">
            <text:p>magnifier</text:p>
          </table:table-cell>
          <table:table-cell office:value-type="string">
            <text:p>n03692522 loupe, jeweler's loupe</text:p>
          </table:table-cell>
        </table:table-row>
        <table:table-row table:style-name="ro3">
          <table:table-cell table:number-columns-repeated="14"/>
          <table:table-cell office:value-type="string">
            <text:p>structure</text:p>
          </table:table-cell>
          <table:table-cell office:value-type="string">
            <text:p>n03697007 lumbermill, sawmill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table:number-columns-repeated="2"/>
          <table:table-cell office:value-type="string">
            <text:p>magnetic compass</text:p>
          </table:table-cell>
          <table:table-cell office:value-type="string">
            <text:p>n03706229 magnetic compass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bag</text:p>
          </table:table-cell>
          <table:table-cell/>
          <table:table-cell office:value-type="string">
            <text:p>n03709823 mailbag, postbag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3710193 mailbox, letter box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/>
          <table:table-cell office:value-type="string">
            <text:p>footwear</text:p>
          </table:table-cell>
          <table:table-cell office:value-type="string">
            <text:p>hoisery</text:p>
          </table:table-cell>
          <table:table-cell office:value-type="string">
            <text:p>n03710637 maillot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wimsuit</text:p>
          </table:table-cell>
          <table:table-cell/>
          <table:table-cell office:value-type="string">
            <text:p>n03710721 maillot, tank suit</text:p>
          </table:table-cell>
        </table:table-row>
        <table:table-row table:style-name="ro3">
          <table:table-cell table:number-columns-repeated="13"/>
          <table:table-cell office:value-type="string">
            <text:p>covering</text:p>
          </table:table-cell>
          <table:table-cell office:value-type="string">
            <text:p>top</text:p>
          </table:table-cell>
          <table:table-cell office:value-type="string">
            <text:p>n03717622 manhole cover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720891 maraca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3721384 marimba, xylophone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 office:value-type="string">
            <text:p>attire</text:p>
          </table:table-cell>
          <table:table-cell office:value-type="string">
            <text:p>n03724870 mask</text:p>
          </table:table-cell>
        </table:table-row>
        <table:table-row table:style-name="ro3">
          <table:table-cell table:number-columns-repeated="13"/>
          <table:table-cell office:value-type="string">
            <text:p>implement</text:p>
          </table:table-cell>
          <table:table-cell office:value-type="string">
            <text:p>stick</text:p>
          </table:table-cell>
          <table:table-cell office:value-type="string">
            <text:p>n03729826 matchstick</text:p>
          </table:table-cell>
        </table:table-row>
        <table:table-row table:style-name="ro3">
          <table:table-cell table:number-columns-repeated="13"/>
          <table:table-cell office:value-type="string">
            <text:p>support</text:p>
          </table:table-cell>
          <table:table-cell/>
          <table:table-cell office:value-type="string">
            <text:p>n03733131 maypole</text:p>
          </table:table-cell>
        </table:table-row>
        <table:table-row table:style-name="ro3">
          <table:table-cell table:number-columns-repeated="13"/>
          <table:table-cell office:value-type="string">
            <text:p>system</text:p>
          </table:table-cell>
          <table:table-cell/>
          <table:table-cell office:value-type="string">
            <text:p>n03733281 maze, labyrinth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measuring cup</text:p>
          </table:table-cell>
          <table:table-cell office:value-type="string">
            <text:p>n03733805 measuring cup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cabinet</text:p>
          </table:table-cell>
          <table:table-cell/>
          <table:table-cell office:value-type="string">
            <text:p>n03742115 medicine chest, medicine cabinet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memorial</text:p>
          </table:table-cell>
          <table:table-cell office:value-type="string">
            <text:p>n03743016 megalith, megalithic structure</text:p>
          </table:table-cell>
        </table:table-row>
        <table:table-row table:style-name="ro3">
          <table:table-cell table:number-columns-repeated="14"/>
          <table:table-cell office:value-type="string">
            <text:p>transducer</text:p>
          </table:table-cell>
          <table:table-cell office:value-type="string">
            <text:p>n03759954 microphone, mike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/>
          <table:table-cell office:value-type="string">
            <text:p>n03761084 microwave, microwave oven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table:number-columns-repeated="2"/>
          <table:table-cell office:value-type="string">
            <text:p>n03763968 military uniform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milk can</text:p>
          </table:table-cell>
          <table:table-cell office:value-type="string">
            <text:p>n03764736 milk can</text:p>
          </table:table-cell>
        </table:table-row>
        <table:table-row table:style-name="ro3">
          <table:table-cell table:number-columns-repeated="13"/>
          <table:table-cell office:value-type="string">
            <text:p>public transport</text:p>
          </table:table-cell>
          <table:table-cell office:value-type="string">
            <text:p>bus</text:p>
          </table:table-cell>
          <table:table-cell office:value-type="string">
            <text:p>n03769881 minibus</text:p>
          </table:table-cell>
        </table:table-row>
        <table:table-row table:style-name="ro3">
          <table:table-cell table:number-columns-repeated="8"/>
          <table:table-cell office:value-type="string">
            <text:p>conveyance</text:p>
          </table:table-cell>
          <table:table-cell table:number-columns-repeated="2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kirt</text:p>
          </table:table-cell>
          <table:table-cell/>
          <table:table-cell office:value-type="string">
            <text:p>n03770439 miniskirt, mini</text:p>
          </table:table-cell>
        </table:table-row>
        <table:table-row table:style-name="ro3">
          <table:table-cell table:number-columns-repeated="9"/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 office:value-type="string">
            <text:p>van</text:p>
          </table:table-cell>
          <table:table-cell/>
          <table:table-cell office:value-type="string">
            <text:p>n03770679 minivan</text:p>
          </table:table-cell>
        </table:table-row>
        <table:table-row table:style-name="ro3">
          <table:table-cell table:number-columns-repeated="13"/>
          <table:table-cell office:value-type="string">
            <text:p>weapon</text:p>
          </table:table-cell>
          <table:table-cell/>
          <table:table-cell office:value-type="string">
            <text:p>n03773504 missile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/>
          <table:table-cell office:value-type="string">
            <text:p>n03775071 mitten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dish</text:p>
          </table:table-cell>
          <table:table-cell office:value-type="string">
            <text:p>bowl</text:p>
          </table:table-cell>
          <table:table-cell office:value-type="string">
            <text:p>n03775546 mixing bowl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table:number-columns-repeated="2"/>
          <table:table-cell office:value-type="string">
            <text:p>housing</text:p>
          </table:table-cell>
          <table:table-cell office:value-type="string">
            <text:p>n03776460 mobile home, manufactured hom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3777568 Model 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3777754 modem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residence</text:p>
          </table:table-cell>
          <table:table-cell office:value-type="string">
            <text:p>n03781244 monastery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3782006 monito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table:number-columns-repeated="2"/>
          <table:table-cell office:value-type="string">
            <text:p>n03785016 moped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/>
          <table:table-cell office:value-type="string">
            <text:p>n03786901 morta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cap</text:p>
          </table:table-cell>
          <table:table-cell office:value-type="string">
            <text:p>n03787032 mortarboard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place of woreship</text:p>
          </table:table-cell>
          <table:table-cell office:value-type="string">
            <text:p>n03788195 mosqu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screen</text:p>
          </table:table-cell>
          <table:table-cell office:value-type="string">
            <text:p>n03788365 mosquito ne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table:number-columns-repeated="3"/>
          <table:table-cell office:value-type="string">
            <text:p>n03791053 motor scooter, scoote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bicycle</text:p>
          </table:table-cell>
          <table:table-cell table:number-columns-repeated="2"/>
          <table:table-cell office:value-type="string">
            <text:p>n03792782 mountain bike, all-terrain bike, off-roader</text:p>
          </table:table-cell>
        </table:table-row>
        <table:table-row table:style-name="ro3">
          <table:table-cell table:number-columns-repeated="14"/>
          <table:table-cell office:value-type="string">
            <text:p>structure</text:p>
          </table:table-cell>
          <table:table-cell office:value-type="string">
            <text:p>n03792972 mountain tent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electronic device</text:p>
          </table:table-cell>
          <table:table-cell office:value-type="string">
            <text:p>n03793489 mouse, computer mouse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trap</text:p>
          </table:table-cell>
          <table:table-cell office:value-type="string">
            <text:p>n03794056 mousetrap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 office:value-type="string">
            <text:p>van</text:p>
          </table:table-cell>
          <table:table-cell office:value-type="string">
            <text:p>n03796401 moving van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3803284 muzzle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3804744 nail</text:p>
          </table:table-cell>
        </table:table-row>
        <table:table-row table:style-name="ro3">
          <table:table-cell table:number-columns-repeated="13"/>
          <table:table-cell office:value-type="string">
            <text:p>support</text:p>
          </table:table-cell>
          <table:table-cell/>
          <table:table-cell office:value-type="string">
            <text:p>n03814639 neck brace</text:p>
          </table:table-cell>
        </table:table-row>
        <table:table-row table:style-name="ro3">
          <table:table-cell table:number-columns-repeated="14"/>
          <table:table-cell office:value-type="string">
            <text:p>decoration</text:p>
          </table:table-cell>
          <table:table-cell office:value-type="string">
            <text:p>n03814906 necklac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top</text:p>
          </table:table-cell>
          <table:table-cell office:value-type="string">
            <text:p>cap</text:p>
          </table:table-cell>
          <table:table-cell office:value-type="string">
            <text:p>n03825788 nipple</text:p>
          </table:table-cell>
        </table:table-row>
        <table:table-row table:style-name="ro3">
          <table:table-cell table:number-columns-repeated="11"/>
          <table:table-cell office:value-type="string">
            <text:p>computer</text:p>
          </table:table-cell>
          <table:table-cell table:number-columns-repeated="3"/>
          <table:table-cell office:value-type="string">
            <text:p>n03832673 notebook, notebook computer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column</text:p>
          </table:table-cell>
          <table:table-cell office:value-type="string">
            <text:p>n03837869 obelisk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838899 oboe, hautboy, hautbois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840681 ocarina, sweet potato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table:number-columns-repeated="2"/>
          <table:table-cell office:value-type="string">
            <text:p>n03841143 odometer, hodometer, mileometer, milometer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filter</text:p>
          </table:table-cell>
          <table:table-cell office:value-type="string">
            <text:p>n03843555 oil filter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854065 organ, pipe organ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3857828 oscilloscope, scope, cathode-ray oscilloscope, CRO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kirt</text:p>
          </table:table-cell>
          <table:table-cell/>
          <table:table-cell office:value-type="string">
            <text:p>n03866082 overskir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cart</text:p>
          </table:table-cell>
          <table:table-cell table:number-columns-repeated="2"/>
          <table:table-cell office:value-type="string">
            <text:p>n03868242 oxcart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breathing device</text:p>
          </table:table-cell>
          <table:table-cell office:value-type="string">
            <text:p>n03868863 oxygen mask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packet</text:p>
          </table:table-cell>
          <table:table-cell office:value-type="string">
            <text:p>n03871628 packet</text:p>
          </table:table-cell>
        </table:table-row>
        <table:table-row table:style-name="ro3">
          <table:table-cell table:number-columns-repeated="13"/>
          <table:table-cell office:value-type="string">
            <text:p>inplement</text:p>
          </table:table-cell>
          <table:table-cell office:value-type="string">
            <text:p>paddle</text:p>
          </table:table-cell>
          <table:table-cell office:value-type="string">
            <text:p>n03873416 paddle, boat paddle</text:p>
          </table:table-cell>
        </table:table-row>
        <table:table-row table:style-name="ro3">
          <table:table-cell table:number-columns-repeated="13"/>
          <table:table-cell office:value-type="string">
            <text:p>mechanism</text:p>
          </table:table-cell>
          <table:table-cell office:value-type="string">
            <text:p>wheel</text:p>
          </table:table-cell>
          <table:table-cell office:value-type="string">
            <text:p>n03874293 paddlewheel, paddle wheel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 office:value-type="string">
            <text:p>fastener</text:p>
          </table:table-cell>
          <table:table-cell office:value-type="string">
            <text:p>n03874599 padlock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/>
          <table:table-cell office:value-type="string">
            <text:p>paintbrush</text:p>
          </table:table-cell>
          <table:table-cell office:value-type="string">
            <text:p>n03876231 paintbrush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table:number-columns-repeated="2"/>
          <table:table-cell office:value-type="string">
            <text:p>n03877472 pajama, pyjama, pj's, jammies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office:value-type="string">
            <text:p>housing</text:p>
          </table:table-cell>
          <table:table-cell office:value-type="string">
            <text:p>dwelling</text:p>
          </table:table-cell>
          <table:table-cell office:value-type="string">
            <text:p>residence</text:p>
          </table:table-cell>
          <table:table-cell office:value-type="string">
            <text:p>n03877845 palace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3884397 panpipe, pandean pipe, syrinx</text:p>
          </table:table-cell>
        </table:table-row>
        <table:table-row table:style-name="ro3">
          <table:table-cell table:number-columns-repeated="12"/>
          <table:table-cell office:value-type="string">
            <text:p>fabric</text:p>
          </table:table-cell>
          <table:table-cell office:value-type="string">
            <text:p>piece of cloth</text:p>
          </table:table-cell>
          <table:table-cell office:value-type="string">
            <text:p>towel</text:p>
          </table:table-cell>
          <table:table-cell office:value-type="string">
            <text:p>n03887697 paper towel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/>
          <table:table-cell office:value-type="string">
            <text:p>parachute</text:p>
          </table:table-cell>
          <table:table-cell office:value-type="string">
            <text:p>n03888257 parachute, chut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sports equipment</text:p>
          </table:table-cell>
          <table:table-cell office:value-type="string">
            <text:p>gymnastic apparatus</text:p>
          </table:table-cell>
          <table:table-cell office:value-type="string">
            <text:p>n03888605 parallel bars, bars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/>
          <table:table-cell office:value-type="string">
            <text:p>n03891251 park bench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measuring instrument</text:p>
          </table:table-cell>
          <table:table-cell office:value-type="string">
            <text:p>timerpiece</text:p>
          </table:table-cell>
          <table:table-cell office:value-type="string">
            <text:p>timer</text:p>
          </table:table-cell>
          <table:table-cell office:value-type="string">
            <text:p>n03891332 parking mete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car</text:p>
          </table:table-cell>
          <table:table-cell table:number-columns-repeated="2"/>
          <table:table-cell office:value-type="string">
            <text:p>n03895866 passenger car, coach, carriage</text:p>
          </table:table-cell>
        </table:table-row>
        <table:table-row table:style-name="ro3">
          <table:table-cell table:number-columns-repeated="14"/>
          <table:table-cell office:value-type="string">
            <text:p>structure</text:p>
          </table:table-cell>
          <table:table-cell office:value-type="string">
            <text:p>n03899768 patio, terrac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 office:value-type="string">
            <text:p>telephone</text:p>
          </table:table-cell>
          <table:table-cell office:value-type="string">
            <text:p>n03902125 pay-phone, pay-station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supporting structure</text:p>
          </table:table-cell>
          <table:table-cell office:value-type="string">
            <text:p>n03903868 pedestal, plinth, footstall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3908618 pencil box, pencil case</text:p>
          </table:table-cell>
        </table:table-row>
        <table:table-row table:style-name="ro3">
          <table:table-cell table:number-columns-repeated="13"/>
          <table:table-cell office:value-type="string">
            <text:p>inplement</text:p>
          </table:table-cell>
          <table:table-cell office:value-type="string">
            <text:p>pencil sharpener</text:p>
          </table:table-cell>
          <table:table-cell office:value-type="string">
            <text:p>n03908714 pencil sharpener</text:p>
          </table:table-cell>
        </table:table-row>
        <table:table-row table:style-name="ro3">
          <table:table-cell table:number-columns-repeated="13"/>
          <table:table-cell office:value-type="string">
            <text:p>toiletry</text:p>
          </table:table-cell>
          <table:table-cell/>
          <table:table-cell office:value-type="string">
            <text:p>n03916031 perfume, essence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dish</text:p>
          </table:table-cell>
          <table:table-cell office:value-type="string">
            <text:p>bowl</text:p>
          </table:table-cell>
          <table:table-cell office:value-type="string">
            <text:p>n03920288 Petri dish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/>
          <table:table-cell office:value-type="string">
            <text:p>photocopier</text:p>
          </table:table-cell>
          <table:table-cell office:value-type="string">
            <text:p>n03924679 photocopier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pick</text:p>
          </table:table-cell>
          <table:table-cell office:value-type="string">
            <text:p>n03929660 pick, plectrum, plectron</text:p>
          </table:table-cell>
        </table:table-row>
        <table:table-row table:style-name="ro3">
          <table:table-cell table:number-columns-repeated="11"/>
          <table:table-cell office:value-type="string">
            <text:p>protective covering</text:p>
          </table:table-cell>
          <table:table-cell/>
          <table:table-cell office:value-type="string">
            <text:p>armor plate</text:p>
          </table:table-cell>
          <table:table-cell/>
          <table:table-cell office:value-type="string">
            <text:p>n03929855 pickelhaube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office:value-type="string">
            <text:p>barrier</text:p>
          </table:table-cell>
          <table:table-cell office:value-type="string">
            <text:p>movable barrier</text:p>
          </table:table-cell>
          <table:table-cell office:value-type="string">
            <text:p>fence</text:p>
          </table:table-cell>
          <table:table-cell office:value-type="string">
            <text:p>n03930313 picket fence, paling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/>
          <table:table-cell office:value-type="string">
            <text:p>n03930630 pickup, pickup truck</text:p>
          </table:table-cell>
        </table:table-row>
        <table:table-row table:style-name="ro3">
          <table:table-cell table:number-columns-repeated="13"/>
          <table:table-cell office:value-type="string">
            <text:p>support</text:p>
          </table:table-cell>
          <table:table-cell/>
          <table:table-cell office:value-type="string">
            <text:p>n03933933 pier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piggy bank</text:p>
          </table:table-cell>
          <table:table-cell office:value-type="string">
            <text:p>n03935335 piggy bank, penny bank</text:p>
          </table:table-cell>
        </table:table-row>
        <table:table-row table:style-name="ro3">
          <table:table-cell table:number-columns-repeated="13"/>
          <table:table-cell office:value-type="string">
            <text:p>bottle</text:p>
          </table:table-cell>
          <table:table-cell/>
          <table:table-cell office:value-type="string">
            <text:p>n03937543 pill bottle</text:p>
          </table:table-cell>
        </table:table-row>
        <table:table-row table:style-name="ro3">
          <table:table-cell table:number-columns-repeated="14"/>
          <table:table-cell office:value-type="string">
            <text:p>pillow</text:p>
          </table:table-cell>
          <table:table-cell office:value-type="string">
            <text:p>n03938244 pillow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3942813 ping-pong ball</text:p>
          </table:table-cell>
        </table:table-row>
        <table:table-row table:style-name="ro3">
          <table:table-cell table:number-columns-repeated="13"/>
          <table:table-cell office:value-type="string">
            <text:p>mechanism</text:p>
          </table:table-cell>
          <table:table-cell office:value-type="string">
            <text:p>wheel</text:p>
          </table:table-cell>
          <table:table-cell office:value-type="string">
            <text:p>n03944341 pinwheel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/>
          <table:table-cell office:value-type="string">
            <text:p>n03947888 pirate, pirate ship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/>
          <table:table-cell office:value-type="string">
            <text:p>n03950228 pitcher, ewer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edge tool</text:p>
          </table:table-cell>
          <table:table-cell office:value-type="string">
            <text:p>n03954731 plane, carpenter's plane, woodworking plan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n03956157 planetarium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bag</text:p>
          </table:table-cell>
          <table:table-cell/>
          <table:table-cell office:value-type="string">
            <text:p>n03958227 plastic bag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supporting structure</text:p>
          </table:table-cell>
          <table:table-cell office:value-type="string">
            <text:p>framework</text:p>
          </table:table-cell>
          <table:table-cell office:value-type="string">
            <text:p>n03961711 plate rack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/>
          <table:table-cell office:value-type="string">
            <text:p>n03967562 plow, plough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hand tool</text:p>
          </table:table-cell>
          <table:table-cell office:value-type="string">
            <text:p>n03970156 plunger, plumber's helper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photographic equipment</text:p>
          </table:table-cell>
          <table:table-cell office:value-type="string">
            <text:p>camera</text:p>
          </table:table-cell>
          <table:table-cell office:value-type="string">
            <text:p>n03976467 Polaroid camera, Polaroid Land camera</text:p>
          </table:table-cell>
        </table:table-row>
        <table:table-row table:style-name="ro3">
          <table:table-cell table:number-columns-repeated="13"/>
          <table:table-cell office:value-type="string">
            <text:p>inplement</text:p>
          </table:table-cell>
          <table:table-cell office:value-type="string">
            <text:p>pole</text:p>
          </table:table-cell>
          <table:table-cell office:value-type="string">
            <text:p>n03976657 pol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 office:value-type="string">
            <text:p>van</text:p>
          </table:table-cell>
          <table:table-cell office:value-type="string">
            <text:p>n03977966 police van, police wagon, paddy wagon, patrol wagon, wagon, black Maria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overgarment</text:p>
          </table:table-cell>
          <table:table-cell/>
          <table:table-cell office:value-type="string">
            <text:p>n03980874 poncho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/>
          <table:table-cell office:value-type="string">
            <text:p>n03982430 pool table, billiard table, snooker table</text:p>
          </table:table-cell>
        </table:table-row>
        <table:table-row table:style-name="ro3">
          <table:table-cell table:number-columns-repeated="13"/>
          <table:table-cell office:value-type="string">
            <text:p>bottle</text:p>
          </table:table-cell>
          <table:table-cell/>
          <table:table-cell office:value-type="string">
            <text:p>n03983396 pop bottle, soda bottle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pot</text:p>
          </table:table-cell>
          <table:table-cell office:value-type="string">
            <text:p>n03991062 pot, flowerpot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office:value-type="string">
            <text:p>mechanical device</text:p>
          </table:table-cell>
          <table:table-cell office:value-type="string">
            <text:p>wheel</text:p>
          </table:table-cell>
          <table:table-cell office:value-type="string">
            <text:p>n03992509 potter's wheel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 office:value-type="string">
            <text:p>power tool</text:p>
          </table:table-cell>
          <table:table-cell office:value-type="string">
            <text:p>n03995372 power drill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/>
          <table:table-cell office:value-type="string">
            <text:p>prayer rug</text:p>
          </table:table-cell>
          <table:table-cell office:value-type="string">
            <text:p>n03998194 prayer rug, prayer mat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 office:value-type="string">
            <text:p>peripheral</text:p>
          </table:table-cell>
          <table:table-cell office:value-type="string">
            <text:p>n04004767 printer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n04005630 prison, prison house</text:p>
          </table:table-cell>
        </table:table-row>
        <table:table-row table:style-name="ro3">
          <table:table-cell table:number-columns-repeated="14"/>
          <table:table-cell office:value-type="string">
            <text:p>weapon</text:p>
          </table:table-cell>
          <table:table-cell office:value-type="string">
            <text:p>n04008634 projectile, missile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optical instrument</text:p>
          </table:table-cell>
          <table:table-cell table:number-columns-repeated="2"/>
          <table:table-cell office:value-type="string">
            <text:p>n04009552 projector</text:p>
          </table:table-cell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n04019541 puck, hockey puck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4023962 punching bag, punch bag, punching ball, punchball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ag</text:p>
          </table:table-cell>
          <table:table-cell office:value-type="string">
            <text:p>n04026417 purse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pen</text:p>
          </table:table-cell>
          <table:table-cell/>
          <table:table-cell office:value-type="string">
            <text:p>n04033901 quill, quill pen</text:p>
          </table:table-cell>
        </table:table-row>
        <table:table-row table:style-name="ro3">
          <table:table-cell table:number-columns-repeated="13"/>
          <table:table-cell office:value-type="string">
            <text:p>covering</text:p>
          </table:table-cell>
          <table:table-cell office:value-type="string">
            <text:p>cloth covering</text:p>
          </table:table-cell>
          <table:table-cell office:value-type="string">
            <text:p>n04033995 quilt, comforter, comfort, puff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4037443 racer, race car, racing car</text:p>
          </table:table-cell>
        </table:table-row>
        <table:table-row table:style-name="ro3">
          <table:table-cell table:number-columns-repeated="13"/>
          <table:table-cell office:value-type="string">
            <text:p>inplement</text:p>
          </table:table-cell>
          <table:table-cell office:value-type="string">
            <text:p>racket</text:p>
          </table:table-cell>
          <table:table-cell office:value-type="string">
            <text:p>n04039381 racket, racquet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4040759 radiator</text:p>
          </table:table-cell>
        </table:table-row>
        <table:table-row table:style-name="ro3">
          <table:table-cell table:number-columns-repeated="13"/>
          <table:table-cell office:value-type="string">
            <text:p>system</text:p>
          </table:table-cell>
          <table:table-cell/>
          <table:table-cell office:value-type="string">
            <text:p>n04041544 radio, wireless</text:p>
          </table:table-cell>
        </table:table-row>
        <table:table-row table:style-name="ro3">
          <table:table-cell table:number-columns-repeated="14"/>
          <table:table-cell office:value-type="string">
            <text:p>magnifier</text:p>
          </table:table-cell>
          <table:table-cell office:value-type="string">
            <text:p>n04044716 radio telescope, radio reflector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resevoir</text:p>
          </table:table-cell>
          <table:table-cell office:value-type="string">
            <text:p>n04049303 rain barrel</text:p>
          </table:table-cell>
        </table:table-row>
        <table:table-row table:style-name="ro3">
          <table:table-cell table:number-columns-repeated="11"/>
          <table:table-cell office:value-type="string">
            <text:p>wheeled vehicle</text:p>
          </table:table-cell>
          <table:table-cell table:number-columns-repeated="3"/>
          <table:table-cell office:value-type="string">
            <text:p>n04065272 recreational vehicle, RV, R.V.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4067472 reel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photographic equipment</text:p>
          </table:table-cell>
          <table:table-cell office:value-type="string">
            <text:p>camera</text:p>
          </table:table-cell>
          <table:table-cell office:value-type="string">
            <text:p>n04069434 reflex camera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white goods</text:p>
          </table:table-cell>
          <table:table-cell/>
          <table:table-cell office:value-type="string">
            <text:p>n04070727 refrigerator, icebox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remote control</text:p>
          </table:table-cell>
          <table:table-cell office:value-type="string">
            <text:p>n04074963 remote control, remot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n04081281 restaurant, eating house, eating place, eatery</text:p>
          </table:table-cell>
        </table:table-row>
        <table:table-row table:style-name="ro3">
          <table:table-cell table:number-columns-repeated="13"/>
          <table:table-cell office:value-type="string">
            <text:p>weapon</text:p>
          </table:table-cell>
          <table:table-cell office:value-type="string">
            <text:p>gun</text:p>
          </table:table-cell>
          <table:table-cell office:value-type="string">
            <text:p>n04086273 revolver, six-gun, six-shooter</text:p>
          </table:table-cell>
        </table:table-row>
        <table:table-row table:style-name="ro3">
          <table:table-cell table:number-columns-repeated="13"/>
          <table:table-cell office:value-type="string">
            <text:p>weapon</text:p>
          </table:table-cell>
          <table:table-cell office:value-type="string">
            <text:p>gun</text:p>
          </table:table-cell>
          <table:table-cell office:value-type="string">
            <text:p>n04090263 rifle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 office:value-type="string">
            <text:p>chair</text:p>
          </table:table-cell>
          <table:table-cell office:value-type="string">
            <text:p>n04099969 rocking chair, rocker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 office:value-type="string">
            <text:p>oven</text:p>
          </table:table-cell>
          <table:table-cell office:value-type="string">
            <text:p>n04111531 rotisserie</text:p>
          </table:table-cell>
        </table:table-row>
        <table:table-row table:style-name="ro3">
          <table:table-cell table:number-columns-repeated="12"/>
          <table:table-cell office:value-type="string">
            <text:p>inplement</text:p>
          </table:table-cell>
          <table:table-cell/>
          <table:table-cell office:value-type="string">
            <text:p>rubber eraser</text:p>
          </table:table-cell>
          <table:table-cell office:value-type="string">
            <text:p>n04116512 rubber eraser, rubber, pencil eraser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4118538 rugby ball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table:number-columns-repeated="2"/>
          <table:table-cell office:value-type="string">
            <text:p>n04118776 rule, rule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hoe</text:p>
          </table:table-cell>
          <table:table-cell office:value-type="string">
            <text:p>n04120489 running shoe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ox</text:p>
          </table:table-cell>
          <table:table-cell office:value-type="string">
            <text:p>n04125021 safe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 office:value-type="string">
            <text:p>fastener</text:p>
          </table:table-cell>
          <table:table-cell office:value-type="string">
            <text:p>n04127249 safety pin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shaker</text:p>
          </table:table-cell>
          <table:table-cell office:value-type="string">
            <text:p>n04131690 saltshaker, salt shaker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footwear</text:p>
          </table:table-cell>
          <table:table-cell office:value-type="string">
            <text:p>shoe</text:p>
          </table:table-cell>
          <table:table-cell office:value-type="string">
            <text:p>n04133789 sandal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kirt</text:p>
          </table:table-cell>
          <table:table-cell/>
          <table:table-cell office:value-type="string">
            <text:p>n04136333 sarong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4141076 sax, saxophon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sheath</text:p>
          </table:table-cell>
          <table:table-cell office:value-type="string">
            <text:p>n04141327 scabbard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measuring instrument</text:p>
          </table:table-cell>
          <table:table-cell table:number-columns-repeated="2"/>
          <table:table-cell office:value-type="string">
            <text:p>n04141975 scale, weighing machine</text:p>
          </table:table-cell>
        </table:table-row>
        <table:table-row table:style-name="ro3">
          <table:table-cell table:number-columns-repeated="12"/>
          <table:table-cell office:value-type="string">
            <text:p>vehicle</text:p>
          </table:table-cell>
          <table:table-cell office:value-type="string">
            <text:p>public transport</text:p>
          </table:table-cell>
          <table:table-cell office:value-type="string">
            <text:p>bus</text:p>
          </table:table-cell>
          <table:table-cell office:value-type="string">
            <text:p>n04146614 school bus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ailing vessel</text:p>
          </table:table-cell>
          <table:table-cell/>
          <table:table-cell office:value-type="string">
            <text:p>n04147183 schooner</text:p>
          </table:table-cell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n04149813 scoreboard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electronic device</text:p>
          </table:table-cell>
          <table:table-cell office:value-type="string">
            <text:p>n04152593 screen, CRT screen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4153751 screw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hand tool</text:p>
          </table:table-cell>
          <table:table-cell office:value-type="string">
            <text:p>n04154565 screwdriver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4162706 seat belt, seatbelt</text:p>
          </table:table-cell>
        </table:table-row>
        <table:table-row table:style-name="ro3">
          <table:table-cell table:number-columns-repeated="12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/>
          <table:table-cell office:value-type="string">
            <text:p>n04179913 sewing machine</text:p>
          </table:table-cell>
        </table:table-row>
        <table:table-row table:style-name="ro3">
          <table:table-cell table:number-columns-repeated="13"/>
          <table:table-cell office:value-type="string">
            <text:p>restraint</text:p>
          </table:table-cell>
          <table:table-cell/>
          <table:table-cell office:value-type="string">
            <text:p>n04192698 shield, buckler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4200800 shoe shop, shoe-shop, shoe stor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/>
          <table:table-cell office:value-type="string">
            <text:p>shoji</text:p>
          </table:table-cell>
          <table:table-cell office:value-type="string">
            <text:p>n04201297 shoji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asket</text:p>
          </table:table-cell>
          <table:table-cell office:value-type="string">
            <text:p>n04204238 shopping baske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handcart</text:p>
          </table:table-cell>
          <table:table-cell table:number-columns-repeated="2"/>
          <table:table-cell office:value-type="string">
            <text:p>n04204347 shopping cart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tool</text:p>
          </table:table-cell>
          <table:table-cell/>
          <table:table-cell office:value-type="string">
            <text:p>n04208210 shovel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cap</text:p>
          </table:table-cell>
          <table:table-cell office:value-type="string">
            <text:p>n04209133 shower cap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curtain</text:p>
          </table:table-cell>
          <table:table-cell/>
          <table:table-cell office:value-type="string">
            <text:p>n04209239 shower curtain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ski</text:p>
          </table:table-cell>
          <table:table-cell office:value-type="string">
            <text:p>n04228054 ski</text:p>
          </table:table-cell>
        </table:table-row>
        <table:table-row table:style-name="ro3">
          <table:table-cell table:number-columns-repeated="12"/>
          <table:table-cell office:value-type="string">
            <text:p>protective covering</text:p>
          </table:table-cell>
          <table:table-cell office:value-type="string">
            <text:p>mask</text:p>
          </table:table-cell>
          <table:table-cell/>
          <table:table-cell office:value-type="string">
            <text:p>n04229816 ski mask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bag</text:p>
          </table:table-cell>
          <table:table-cell office:value-type="string">
            <text:p>n04235860 sleeping bag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barrier</text:p>
          </table:table-cell>
          <table:table-cell table:number-columns-repeated="2"/>
          <table:table-cell office:value-type="string">
            <text:p>n04238763 slide rule, slipstick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office:value-type="string">
            <text:p>barrier</text:p>
          </table:table-cell>
          <table:table-cell office:value-type="string">
            <text:p>barrier</text:p>
          </table:table-cell>
          <table:table-cell office:value-type="string">
            <text:p>movable barrier</text:p>
          </table:table-cell>
          <table:table-cell office:value-type="string">
            <text:p>n04239074 sliding door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 office:value-type="string">
            <text:p>slot machine</text:p>
          </table:table-cell>
          <table:table-cell office:value-type="string">
            <text:p>n04243546 slot, one-armed bandit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breathing device</text:p>
          </table:table-cell>
          <table:table-cell office:value-type="string">
            <text:p>n04251144 snorkel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acked vehicle</text:p>
          </table:table-cell>
          <table:table-cell/>
          <table:table-cell office:value-type="string">
            <text:p>n04252077 snowmobil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table:number-columns-repeated="2"/>
          <table:table-cell office:value-type="string">
            <text:p>n04252225 snowplow, snowplough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soap dispenser</text:p>
          </table:table-cell>
          <table:table-cell office:value-type="string">
            <text:p>n04254120 soap dispenser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4254680 soccer ball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osiery</text:p>
          </table:table-cell>
          <table:table-cell/>
          <table:table-cell office:value-type="string">
            <text:p>n04254777 sock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reflector</text:p>
          </table:table-cell>
          <table:table-cell office:value-type="string">
            <text:p>n04258138 solar dish, solar collector, solar furnac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headdress</text:p>
          </table:table-cell>
          <table:table-cell office:value-type="string">
            <text:p>hat</text:p>
          </table:table-cell>
          <table:table-cell office:value-type="string">
            <text:p>n04259630 sombrero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dish</text:p>
          </table:table-cell>
          <table:table-cell office:value-type="string">
            <text:p>bowl</text:p>
          </table:table-cell>
          <table:table-cell office:value-type="string">
            <text:p>n04263257 soup bowl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table:number-columns-repeated="2"/>
          <table:table-cell office:value-type="string">
            <text:p>space bar</text:p>
          </table:table-cell>
          <table:table-cell office:value-type="string">
            <text:p>n04264628 space bar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heater</text:p>
          </table:table-cell>
          <table:table-cell office:value-type="string">
            <text:p>n04265275 space heater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space craft</text:p>
          </table:table-cell>
          <table:table-cell/>
          <table:table-cell office:value-type="string">
            <text:p>space shuttle</text:p>
          </table:table-cell>
          <table:table-cell office:value-type="string">
            <text:p>n04266014 space shuttle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cooking utensil</text:p>
          </table:table-cell>
          <table:table-cell/>
          <table:table-cell office:value-type="string">
            <text:p>n04270147 spatula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/>
          <table:table-cell office:value-type="string">
            <text:p>n04273569 speedboat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trap</text:p>
          </table:table-cell>
          <table:table-cell office:value-type="string">
            <text:p>n04275548 spider web, spider's web</text:p>
          </table:table-cell>
        </table:table-row>
        <table:table-row table:style-name="ro3">
          <table:table-cell table:number-columns-repeated="12"/>
          <table:table-cell office:value-type="string">
            <text:p>implement</text:p>
          </table:table-cell>
          <table:table-cell office:value-type="string">
            <text:p>stick</text:p>
          </table:table-cell>
          <table:table-cell/>
          <table:table-cell office:value-type="string">
            <text:p>n04277352 spindl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car</text:p>
          </table:table-cell>
          <table:table-cell/>
          <table:table-cell office:value-type="string">
            <text:p>n04285008 sports car, sport car</text:p>
          </table:table-cell>
        </table:table-row>
        <table:table-row table:style-name="ro3">
          <table:table-cell table:number-columns-repeated="13"/>
          <table:table-cell office:value-type="string">
            <text:p>source of illumination</text:p>
          </table:table-cell>
          <table:table-cell office:value-type="string">
            <text:p>lamp</text:p>
          </table:table-cell>
          <table:table-cell office:value-type="string">
            <text:p>n04286575 spotlight, spot</text:p>
          </table:table-cell>
        </table:table-row>
        <table:table-row table:style-name="ro3">
          <table:table-cell table:number-columns-repeated="14"/>
          <table:table-cell office:value-type="string">
            <text:p>stage</text:p>
          </table:table-cell>
          <table:table-cell office:value-type="string">
            <text:p>n04296562 stag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locomotive</text:p>
          </table:table-cell>
          <table:table-cell/>
          <table:table-cell office:value-type="string">
            <text:p>n04310018 steam locomotive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ridge</text:p>
          </table:table-cell>
          <table:table-cell office:value-type="string">
            <text:p>n04311004 steel arch bridge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4311174 steel drum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medical instrument</text:p>
          </table:table-cell>
          <table:table-cell table:number-columns-repeated="2"/>
          <table:table-cell office:value-type="string">
            <text:p>n04317175 stethoscope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carf</text:p>
          </table:table-cell>
          <table:table-cell office:value-type="string">
            <text:p>n04325704 stole</text:p>
          </table:table-cell>
        </table:table-row>
        <table:table-row table:style-name="ro3">
          <table:table-cell table:number-columns-repeated="11"/>
          <table:table-cell office:value-type="string">
            <text:p>structure</text:p>
          </table:table-cell>
          <table:table-cell office:value-type="string">
            <text:p>barrier</text:p>
          </table:table-cell>
          <table:table-cell office:value-type="string">
            <text:p>movable barrier</text:p>
          </table:table-cell>
          <table:table-cell office:value-type="string">
            <text:p>fence</text:p>
          </table:table-cell>
          <table:table-cell office:value-type="string">
            <text:p>n04326547 stone wall</text:p>
          </table:table-cell>
        </table:table-row>
        <table:table-row table:style-name="ro3">
          <table:table-cell table:number-columns-repeated="13"/>
          <table:table-cell office:value-type="string">
            <text:p>timepiece</text:p>
          </table:table-cell>
          <table:table-cell office:value-type="string">
            <text:p>timer</text:p>
          </table:table-cell>
          <table:table-cell office:value-type="string">
            <text:p>n04328186 stopwatch, stopwatch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heater</text:p>
          </table:table-cell>
          <table:table-cell office:value-type="string">
            <text:p>n04330267 stove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filter</text:p>
          </table:table-cell>
          <table:table-cell office:value-type="string">
            <text:p>n04332243 strainer</text:p>
          </table:table-cell>
        </table:table-row>
        <table:table-row table:style-name="ro3">
          <table:table-cell table:number-columns-repeated="11"/>
          <table:table-cell office:value-type="string">
            <text:p>wheeled vehicle</text:p>
          </table:table-cell>
          <table:table-cell table:number-columns-repeated="3"/>
          <table:table-cell office:value-type="string">
            <text:p>n04335435 streetcar, tram, tramcar, trolley, trolley ca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table:number-columns-repeated="4"/>
          <table:table-cell office:value-type="string">
            <text:p>stretcher</text:p>
          </table:table-cell>
          <table:table-cell office:value-type="string">
            <text:p>n04336792 stretcher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/>
          <table:table-cell office:value-type="string">
            <text:p>n04344873 studio couch, day bed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uilding</text:p>
          </table:table-cell>
          <table:table-cell office:value-type="string">
            <text:p>place of woreship</text:p>
          </table:table-cell>
          <table:table-cell office:value-type="string">
            <text:p>n04346328 stupa, top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 office:value-type="string">
            <text:p>warship</text:p>
          </table:table-cell>
          <table:table-cell office:value-type="string">
            <text:p>n04347754 submarine, pigboat, sub, U-boat</text:p>
          </table:table-cell>
        </table:table-row>
        <table:table-row table:style-name="ro3">
          <table:table-cell table:number-columns-repeated="12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04350905 suit, suit of clothes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epiece</text:p>
          </table:table-cell>
          <table:table-cell/>
          <table:table-cell office:value-type="string">
            <text:p>n04355338 sundial</text:p>
          </table:table-cell>
        </table:table-row>
        <table:table-row table:style-name="ro3">
          <table:table-cell table:number-columns-repeated="14"/>
          <table:table-cell office:value-type="string">
            <text:p>sunglass</text:p>
          </table:table-cell>
          <table:table-cell office:value-type="string">
            <text:p>n04355933 sunglass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optical instrument</text:p>
          </table:table-cell>
          <table:table-cell table:number-columns-repeated="2"/>
          <table:table-cell office:value-type="string">
            <text:p>n04356056 sunglasses, dark glasses, shades</text:p>
          </table:table-cell>
        </table:table-row>
        <table:table-row table:style-name="ro3">
          <table:table-cell table:number-columns-repeated="12"/>
          <table:table-cell office:value-type="string">
            <text:p>toiletry</text:p>
          </table:table-cell>
          <table:table-cell table:number-columns-repeated="2"/>
          <table:table-cell office:value-type="string">
            <text:p>n04357314 sunscreen, sunblock, sun blocker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ridge</text:p>
          </table:table-cell>
          <table:table-cell office:value-type="string">
            <text:p>n04366367 suspension bridge</text:p>
          </table:table-cell>
        </table:table-row>
        <table:table-row table:style-name="ro3">
          <table:table-cell table:number-columns-repeated="12"/>
          <table:table-cell office:value-type="string">
            <text:p>inplement</text:p>
          </table:table-cell>
          <table:table-cell office:value-type="string">
            <text:p>cleaning implement</text:p>
          </table:table-cell>
          <table:table-cell/>
          <table:table-cell office:value-type="string">
            <text:p>n04367480 swab, swob, mop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sweater</text:p>
          </table:table-cell>
          <table:table-cell office:value-type="string">
            <text:p>n04370456 sweatshirt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swimsuit</text:p>
          </table:table-cell>
          <table:table-cell/>
          <table:table-cell office:value-type="string">
            <text:p>n04371430 swimming trunks, bathing trunks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4371774 swing</text:p>
          </table:table-cell>
        </table:table-row>
        <table:table-row table:style-name="ro3">
          <table:table-cell table:number-columns-repeated="12"/>
          <table:table-cell office:value-type="string">
            <text:p>mechanism</text:p>
          </table:table-cell>
          <table:table-cell table:number-columns-repeated="2"/>
          <table:table-cell office:value-type="string">
            <text:p>n04372370 switch, electric switch, electrical switch</text:p>
          </table:table-cell>
        </table:table-row>
        <table:table-row table:style-name="ro3">
          <table:table-cell table:number-columns-repeated="11"/>
          <table:table-cell office:value-type="string">
            <text:p>instrument</text:p>
          </table:table-cell>
          <table:table-cell office:value-type="string">
            <text:p>medical instrument</text:p>
          </table:table-cell>
          <table:table-cell table:number-columns-repeated="2"/>
          <table:table-cell office:value-type="string">
            <text:p>n04376876 syringe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/>
          <table:table-cell office:value-type="string">
            <text:p>n04380533 table lamp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acked vehicle</text:p>
          </table:table-cell>
          <table:table-cell/>
          <table:table-cell office:value-type="string">
            <text:p>n04389033 tank, army tank, armored combat vehicle, armoured combat vehicl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electronic equipment</text:p>
          </table:table-cell>
          <table:table-cell/>
          <table:table-cell office:value-type="string">
            <text:p>n04392985 tape player</text:p>
          </table:table-cell>
        </table:table-row>
        <table:table-row table:style-name="ro3">
          <table:table-cell table:number-columns-repeated="11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pot</text:p>
          </table:table-cell>
          <table:table-cell/>
          <table:table-cell office:value-type="string">
            <text:p>n04398044 teapot</text:p>
          </table:table-cell>
        </table:table-row>
        <table:table-row table:style-name="ro3">
          <table:table-cell table:number-columns-repeated="14"/>
          <table:table-cell office:value-type="string">
            <text:p>teddy</text:p>
          </table:table-cell>
          <table:table-cell office:value-type="string">
            <text:p>n04399382 teddy, teddy bear</text:p>
          </table:table-cell>
        </table:table-row>
        <table:table-row table:style-name="ro3">
          <table:table-cell table:number-columns-repeated="13"/>
          <table:table-cell office:value-type="string">
            <text:p>system</text:p>
          </table:table-cell>
          <table:table-cell/>
          <table:table-cell office:value-type="string">
            <text:p>n04404412 television, television system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4409515 tennis ball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roof</text:p>
          </table:table-cell>
          <table:table-cell office:value-type="string">
            <text:p>n04417672 thatch, thatched roof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curtain</text:p>
          </table:table-cell>
          <table:table-cell/>
          <table:table-cell office:value-type="string">
            <text:p>n04418357 theater curtain, theatre curtain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thimble</text:p>
          </table:table-cell>
          <table:table-cell office:value-type="string">
            <text:p>n04423845 thimble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 office:value-type="string">
            <text:p>farm machine</text:p>
          </table:table-cell>
          <table:table-cell office:value-type="string">
            <text:p>n04428191 thresher, thrasher, threshing machine</text:p>
          </table:table-cell>
        </table:table-row>
        <table:table-row table:style-name="ro3">
          <table:table-cell table:number-columns-repeated="10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 office:value-type="string">
            <text:p>chair</text:p>
          </table:table-cell>
          <table:table-cell/>
          <table:table-cell office:value-type="string">
            <text:p>n04429376 thron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roof</text:p>
          </table:table-cell>
          <table:table-cell office:value-type="string">
            <text:p>n04435653 tile roof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/>
          <table:table-cell office:value-type="string">
            <text:p>n04442312 toaster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4443257 tobacco shop, tobacconist shop, tobacconist</text:p>
          </table:table-cell>
        </table:table-row>
        <table:table-row table:style-name="ro3">
          <table:table-cell table:number-columns-repeated="11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 office:value-type="string">
            <text:p>seat</text:p>
          </table:table-cell>
          <table:table-cell/>
          <table:table-cell office:value-type="string">
            <text:p>n04447861 toilet seat</text:p>
          </table:table-cell>
        </table:table-row>
        <table:table-row table:style-name="ro3">
          <table:table-cell table:number-columns-repeated="13"/>
          <table:table-cell office:value-type="string">
            <text:p>source of illumination</text:p>
          </table:table-cell>
          <table:table-cell/>
          <table:table-cell office:value-type="string">
            <text:p>n04456115 torch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column</text:p>
          </table:table-cell>
          <table:table-cell office:value-type="string">
            <text:p>n04458633 totem pole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/>
          <table:table-cell office:value-type="string">
            <text:p>n04461696 tow truck, tow car, wrecker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establishment</text:p>
          </table:table-cell>
          <table:table-cell office:value-type="string">
            <text:p>shop</text:p>
          </table:table-cell>
          <table:table-cell office:value-type="string">
            <text:p>n04462240 toyshop</text:p>
          </table:table-cell>
        </table:table-row>
        <table:table-row table:style-name="ro3">
          <table:table-cell table:number-columns-repeated="11"/>
          <table:table-cell office:value-type="string">
            <text:p>wheeled vehicle</text:p>
          </table:table-cell>
          <table:table-cell table:number-columns-repeated="3"/>
          <table:table-cell office:value-type="string">
            <text:p>n04465501 tractor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office:value-type="string">
            <text:p>motor vehicle</text:p>
          </table:table-cell>
          <table:table-cell office:value-type="string">
            <text:p>truck</text:p>
          </table:table-cell>
          <table:table-cell/>
          <table:table-cell office:value-type="string">
            <text:p>n04467665 trailer truck, tractor trailer, trucking rig, rig, articulated lorry, semi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tray</text:p>
          </table:table-cell>
          <table:table-cell office:value-type="string">
            <text:p>n04476259 tray</text:p>
          </table:table-cell>
        </table:table-row>
        <table:table-row table:style-name="ro3">
          <table:table-cell table:number-columns-repeated="10"/>
          <table:table-cell office:value-type="string">
            <text:p>clothing</text:p>
          </table:table-cell>
          <table:table-cell office:value-type="string">
            <text:p>garment</text:p>
          </table:table-cell>
          <table:table-cell office:value-type="string">
            <text:p>overgarment</text:p>
          </table:table-cell>
          <table:table-cell office:value-type="string">
            <text:p>coat</text:p>
          </table:table-cell>
          <table:table-cell/>
          <table:table-cell office:value-type="string">
            <text:p>n04479046 trench coat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table:number-columns-repeated="3"/>
          <table:table-cell office:value-type="string">
            <text:p>n04482393 tricycle, trike, velociped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ailing vessel</text:p>
          </table:table-cell>
          <table:table-cell office:value-type="string">
            <text:p>sailboat</text:p>
          </table:table-cell>
          <table:table-cell office:value-type="string">
            <text:p>n04483307 trimaran</text:p>
          </table:table-cell>
        </table:table-row>
        <table:table-row table:style-name="ro3">
          <table:table-cell table:number-columns-repeated="13"/>
          <table:table-cell office:value-type="string">
            <text:p>support</text:p>
          </table:table-cell>
          <table:table-cell/>
          <table:table-cell table:style-name="ce2" office:value-type="string">
            <text:p>n04485082 tripod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memorial</text:p>
          </table:table-cell>
          <table:table-cell office:value-type="string">
            <text:p>n04486054 triumphal arch</text:p>
          </table:table-cell>
        </table:table-row>
        <table:table-row table:style-name="ro3">
          <table:table-cell table:number-columns-repeated="12"/>
          <table:table-cell office:value-type="string">
            <text:p>conveyance</text:p>
          </table:table-cell>
          <table:table-cell office:value-type="string">
            <text:p>public transport</text:p>
          </table:table-cell>
          <table:table-cell office:value-type="string">
            <text:p>bus</text:p>
          </table:table-cell>
          <table:table-cell office:value-type="string">
            <text:p>n04487081 trolleybus, trolley coach, trackless trolley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wind instrument</text:p>
          </table:table-cell>
          <table:table-cell office:value-type="string">
            <text:p>n04487394 trombone</text:p>
          </table:table-cell>
        </table:table-row>
        <table:table-row table:style-name="ro3">
          <table:table-cell table:number-columns-repeated="12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tub</text:p>
          </table:table-cell>
          <table:table-cell office:value-type="string">
            <text:p>n04493381 tub, vat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arrier</text:p>
          </table:table-cell>
          <table:table-cell office:value-type="string">
            <text:p>movable barrier</text:p>
          </table:table-cell>
          <table:table-cell office:value-type="string">
            <text:p>n04501370 turnstile</text:p>
          </table:table-cell>
        </table:table-row>
        <table:table-row table:style-name="ro3">
          <table:table-cell table:number-columns-repeated="13"/>
          <table:table-cell office:value-type="string">
            <text:p>devide</text:p>
          </table:table-cell>
          <table:table-cell office:value-type="string">
            <text:p>keyboard</text:p>
          </table:table-cell>
          <table:table-cell office:value-type="string">
            <text:p>n04505470 typewriter keyboard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protective covering</text:p>
          </table:table-cell>
          <table:table-cell office:value-type="string">
            <text:p>n04507155 umbrella</text:p>
          </table:table-cell>
        </table:table-row>
        <table:table-row table:style-name="ro3">
          <table:table-cell table:number-columns-repeated="9"/>
          <table:table-cell office:value-type="string">
            <text:p>conveyance</text:p>
          </table:table-cell>
          <table:table-cell office:value-type="string">
            <text:p>vehicle</text:p>
          </table:table-cell>
          <table:table-cell office:value-type="string">
            <text:p>wheeled vehicle</text:p>
          </table:table-cell>
          <table:table-cell table:number-columns-repeated="3"/>
          <table:table-cell office:value-type="string">
            <text:p>n04509417 unicycle, monocycle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percussion instrument</text:p>
          </table:table-cell>
          <table:table-cell office:value-type="string">
            <text:p>n04515003 upright, upright piano</text:p>
          </table:table-cell>
        </table:table-row>
        <table:table-row table:style-name="ro3">
          <table:table-cell table:number-columns-repeated="12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/>
          <table:table-cell office:value-type="string">
            <text:p>n04517823 vacuum, vacuum cleaner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jar</text:p>
          </table:table-cell>
          <table:table-cell/>
          <table:table-cell office:value-type="string">
            <text:p>n04522168 vase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roof</text:p>
          </table:table-cell>
          <table:table-cell office:value-type="string">
            <text:p>n04523525 vault</text:p>
          </table:table-cell>
        </table:table-row>
        <table:table-row table:style-name="ro3">
          <table:table-cell table:number-columns-repeated="14"/>
          <table:table-cell office:value-type="string">
            <text:p>fabric</text:p>
          </table:table-cell>
          <table:table-cell office:value-type="string">
            <text:p>n04525038 velvet</text:p>
          </table:table-cell>
        </table:table-row>
        <table:table-row table:style-name="ro3">
          <table:table-cell table:number-columns-repeated="13"/>
          <table:table-cell office:value-type="string">
            <text:p>machine</text:p>
          </table:table-cell>
          <table:table-cell office:value-type="string">
            <text:p>slot machine</text:p>
          </table:table-cell>
          <table:table-cell office:value-type="string">
            <text:p>n04525305 vending machine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 office:value-type="string">
            <text:p>gown</text:p>
          </table:table-cell>
          <table:table-cell office:value-type="string">
            <text:p>n04532106 vestment</text:p>
          </table:table-cell>
        </table:table-row>
        <table:table-row table:style-name="ro3">
          <table:table-cell table:number-columns-repeated="13"/>
          <table:table-cell office:value-type="string">
            <text:p>structure</text:p>
          </table:table-cell>
          <table:table-cell office:value-type="string">
            <text:p>bridge</text:p>
          </table:table-cell>
          <table:table-cell office:value-type="string">
            <text:p>n04532670 viaduct</text:p>
          </table:table-cell>
        </table:table-row>
        <table:table-row table:style-name="ro3">
          <table:table-cell table:number-columns-repeated="13"/>
          <table:table-cell office:value-type="string">
            <text:p>musical instrument</text:p>
          </table:table-cell>
          <table:table-cell office:value-type="string">
            <text:p>stringed instrument</text:p>
          </table:table-cell>
          <table:table-cell office:value-type="string">
            <text:p>n04536866 violin, fiddle</text:p>
          </table:table-cell>
        </table:table-row>
        <table:table-row table:style-name="ro3">
          <table:table-cell table:number-columns-repeated="12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office:value-type="string">
            <text:p>ball</text:p>
          </table:table-cell>
          <table:table-cell office:value-type="string">
            <text:p>n04540053 volleyball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kitchen apliance</text:p>
          </table:table-cell>
          <table:table-cell/>
          <table:table-cell office:value-type="string">
            <text:p>n04542943 waffle iron</text:p>
          </table:table-cell>
        </table:table-row>
        <table:table-row table:style-name="ro3">
          <table:table-cell table:number-columns-repeated="12"/>
          <table:table-cell office:value-type="string">
            <text:p>measuring instrument</text:p>
          </table:table-cell>
          <table:table-cell office:value-type="string">
            <text:p>timepiece</text:p>
          </table:table-cell>
          <table:table-cell office:value-type="string">
            <text:p>clock</text:p>
          </table:table-cell>
          <table:table-cell office:value-type="string">
            <text:p>n04548280 wall clock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wallet</text:p>
          </table:table-cell>
          <table:table-cell office:value-type="string">
            <text:p>n04548362 wallet, billfold, notecase, pocketbook</text:p>
          </table:table-cell>
        </table:table-row>
        <table:table-row table:style-name="ro3">
          <table:table-cell table:number-columns-repeated="12"/>
          <table:table-cell office:value-type="string">
            <text:p>furnishing</text:p>
          </table:table-cell>
          <table:table-cell office:value-type="string">
            <text:p>furniture</text:p>
          </table:table-cell>
          <table:table-cell/>
          <table:table-cell office:value-type="string">
            <text:p>n04550184 wardrobe, closet, press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aircraft</text:p>
          </table:table-cell>
          <table:table-cell office:value-type="string">
            <text:p>Heavier-than-air craft</text:p>
          </table:table-cell>
          <table:table-cell/>
          <table:table-cell office:value-type="string">
            <text:p>n04552348 warplane, military plane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/>
          <table:table-cell office:value-type="string">
            <text:p>washbasin</text:p>
          </table:table-cell>
          <table:table-cell office:value-type="string">
            <text:p>n04553703 washbasin, handbasin, washbowl, lavabo, wash-hand basin</text:p>
          </table:table-cell>
        </table:table-row>
        <table:table-row table:style-name="ro3">
          <table:table-cell table:number-columns-repeated="11"/>
          <table:table-cell office:value-type="string">
            <text:p>appliance</text:p>
          </table:table-cell>
          <table:table-cell office:value-type="string">
            <text:p>home apliance</text:p>
          </table:table-cell>
          <table:table-cell office:value-type="string">
            <text:p>white goods</text:p>
          </table:table-cell>
          <table:table-cell/>
          <table:table-cell office:value-type="string">
            <text:p>n04554684 washer, automatic washer, washing machine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bottle</text:p>
          </table:table-cell>
          <table:table-cell/>
          <table:table-cell office:value-type="string">
            <text:p>n04557648 water bottle</text:p>
          </table:table-cell>
        </table:table-row>
        <table:table-row table:style-name="ro3">
          <table:table-cell table:number-columns-repeated="11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bottle</text:p>
          </table:table-cell>
          <table:table-cell office:value-type="string">
            <text:p>jug</text:p>
          </table:table-cell>
          <table:table-cell office:value-type="string">
            <text:p>n04560804 water jug</text:p>
          </table:table-cell>
        </table:table-row>
        <table:table-row table:style-name="ro3">
          <table:table-cell table:number-columns-repeated="11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bottle</text:p>
          </table:table-cell>
          <table:table-cell office:value-type="string">
            <text:p>resevoir</text:p>
          </table:table-cell>
          <table:table-cell office:value-type="string">
            <text:p>n04562935 water tower</text:p>
          </table:table-cell>
        </table:table-row>
        <table:table-row table:style-name="ro3">
          <table:table-cell table:number-columns-repeated="11"/>
          <table:table-cell office:value-type="string">
            <text:p>container</text:p>
          </table:table-cell>
          <table:table-cell office:value-type="string">
            <text:p>vessel</text:p>
          </table:table-cell>
          <table:table-cell office:value-type="string">
            <text:p>bottle</text:p>
          </table:table-cell>
          <table:table-cell office:value-type="string">
            <text:p>jug</text:p>
          </table:table-cell>
          <table:table-cell office:value-type="string">
            <text:p>n04579145 whiskey jug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whistle</text:p>
          </table:table-cell>
          <table:table-cell office:value-type="string">
            <text:p>n04579432 whistle</text:p>
          </table:table-cell>
        </table:table-row>
        <table:table-row table:style-name="ro3">
          <table:table-cell table:number-columns-repeated="13"/>
          <table:table-cell office:value-type="string">
            <text:p>clothing</text:p>
          </table:table-cell>
          <table:table-cell office:value-type="string">
            <text:p>attire</text:p>
          </table:table-cell>
          <table:table-cell office:value-type="string">
            <text:p>n04584207 wig</text:p>
          </table:table-cell>
        </table:table-row>
        <table:table-row table:style-name="ro3">
          <table:table-cell table:number-columns-repeated="12"/>
          <table:table-cell office:value-type="string">
            <text:p>covering</text:p>
          </table:table-cell>
          <table:table-cell office:value-type="string">
            <text:p>protective covering</text:p>
          </table:table-cell>
          <table:table-cell office:value-type="string">
            <text:p>screen</text:p>
          </table:table-cell>
          <table:table-cell office:value-type="string">
            <text:p>n04589890 window screen</text:p>
          </table:table-cell>
        </table:table-row>
        <table:table-row table:style-name="ro3">
          <table:table-cell table:number-columns-repeated="11"/>
          <table:table-cell office:value-type="string">
            <text:p>protective covering</text:p>
          </table:table-cell>
          <table:table-cell office:value-type="string">
            <text:p>blind</text:p>
          </table:table-cell>
          <table:table-cell table:number-columns-repeated="2"/>
          <table:table-cell office:value-type="string">
            <text:p>n04590129 window shade</text:p>
          </table:table-cell>
        </table:table-row>
        <table:table-row table:style-name="ro3">
          <table:table-cell table:number-columns-repeated="11"/>
          <table:table-cell office:value-type="string">
            <text:p>clothing</text:p>
          </table:table-cell>
          <table:table-cell office:value-type="string">
            <text:p>garment</text:p>
          </table:table-cell>
          <table:table-cell/>
          <table:table-cell office:value-type="string">
            <text:p>necktie</text:p>
          </table:table-cell>
          <table:table-cell office:value-type="string">
            <text:p>n04591157 Windsor tie</text:p>
          </table:table-cell>
        </table:table-row>
        <table:table-row table:style-name="ro3">
          <table:table-cell table:number-columns-repeated="12"/>
          <table:table-cell office:value-type="string">
            <text:p>vessel</text:p>
          </table:table-cell>
          <table:table-cell office:value-type="string">
            <text:p>bottle</text:p>
          </table:table-cell>
          <table:table-cell/>
          <table:table-cell office:value-type="string">
            <text:p>n04591713 wine bottle</text:p>
          </table:table-cell>
        </table:table-row>
        <table:table-row table:style-name="ro3">
          <table:table-cell table:number-columns-repeated="13"/>
          <table:table-cell office:value-type="string">
            <text:p>device</text:p>
          </table:table-cell>
          <table:table-cell office:value-type="string">
            <text:p>wing</text:p>
          </table:table-cell>
          <table:table-cell office:value-type="string">
            <text:p>n04592741 wing</text:p>
          </table:table-cell>
        </table:table-row>
        <table:table-row table:style-name="ro3">
          <table:table-cell table:number-columns-repeated="11"/>
          <table:table-cell office:value-type="string">
            <text:p>implement</text:p>
          </table:table-cell>
          <table:table-cell office:value-type="string">
            <text:p>tool</text:p>
          </table:table-cell>
          <table:table-cell office:value-type="string">
            <text:p>cooking utensil</text:p>
          </table:table-cell>
          <table:table-cell office:value-type="string">
            <text:p>pan</text:p>
          </table:table-cell>
          <table:table-cell office:value-type="string">
            <text:p>n04596742 wok</text:p>
          </table:table-cell>
        </table:table-row>
        <table:table-row table:style-name="ro3">
          <table:table-cell table:number-columns-repeated="13"/>
          <table:table-cell office:value-type="string">
            <text:p>container</text:p>
          </table:table-cell>
          <table:table-cell office:value-type="string">
            <text:p>wooden spoon</text:p>
          </table:table-cell>
          <table:table-cell office:value-type="string">
            <text:p>n04597913 wooden spoon</text:p>
          </table:table-cell>
        </table:table-row>
        <table:table-row table:style-name="ro3">
          <table:table-cell table:number-columns-repeated="14"/>
          <table:table-cell office:value-type="string">
            <text:p>fabric</text:p>
          </table:table-cell>
          <table:table-cell office:value-type="string">
            <text:p>n04599235 wool, woolen, woollen</text:p>
          </table:table-cell>
        </table:table-row>
        <table:table-row table:style-name="ro3">
          <table:table-cell table:number-columns-repeated="12"/>
          <table:table-cell office:value-type="string">
            <text:p>structure</text:p>
          </table:table-cell>
          <table:table-cell office:value-type="string">
            <text:p>barrier</text:p>
          </table:table-cell>
          <table:table-cell office:value-type="string">
            <text:p>fence</text:p>
          </table:table-cell>
          <table:table-cell office:value-type="string">
            <text:p>n04604644 worm fence, snake fence, snake-rail fence, Virginia fence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ship</text:p>
          </table:table-cell>
          <table:table-cell/>
          <table:table-cell office:value-type="string">
            <text:p>n04606251 wreck</text:p>
          </table:table-cell>
        </table:table-row>
        <table:table-row table:style-name="ro3">
          <table:table-cell table:number-columns-repeated="10"/>
          <table:table-cell office:value-type="string">
            <text:p>vehicle</text:p>
          </table:table-cell>
          <table:table-cell office:value-type="string">
            <text:p>craft</text:p>
          </table:table-cell>
          <table:table-cell office:value-type="string">
            <text:p>vessel</text:p>
          </table:table-cell>
          <table:table-cell office:value-type="string">
            <text:p>boat</text:p>
          </table:table-cell>
          <table:table-cell office:value-type="string">
            <text:p>small boat</text:p>
          </table:table-cell>
          <table:table-cell office:value-type="string">
            <text:p>n04612504 yawl</text:p>
          </table:table-cell>
        </table:table-row>
        <table:table-row table:style-name="ro3">
          <table:table-cell table:number-columns-repeated="10"/>
          <table:table-cell office:value-type="string">
            <text:p>structure</text:p>
          </table:table-cell>
          <table:table-cell office:value-type="string">
            <text:p>housing</text:p>
          </table:table-cell>
          <table:table-cell office:value-type="string">
            <text:p>dewlling</text:p>
          </table:table-cell>
          <table:table-cell table:number-columns-repeated="2"/>
          <table:table-cell office:value-type="string">
            <text:p>n04613696 yurt</text:p>
          </table:table-cell>
        </table:table-row>
        <table:table-row table:style-name="ro3">
          <table:table-cell table:number-columns-repeated="11"/>
          <table:table-cell office:value-type="string">
            <text:p>computer</text:p>
          </table:table-cell>
          <table:table-cell table:number-columns-repeated="3"/>
          <table:table-cell office:value-type="string">
            <text:p>n06359193 web site, website, internet site, site</text:p>
          </table:table-cell>
        </table:table-row>
        <table:table-row table:style-name="ro3">
          <table:table-cell table:number-columns-repeated="14"/>
          <table:table-cell office:value-type="string">
            <text:p>comic book</text:p>
          </table:table-cell>
          <table:table-cell office:value-type="string">
            <text:p>n06596364 comic book</text:p>
          </table:table-cell>
        </table:table-row>
        <table:table-row table:style-name="ro3">
          <table:table-cell table:number-columns-repeated="11"/>
          <table:table-cell office:value-type="string">
            <text:p>equipment</text:p>
          </table:table-cell>
          <table:table-cell office:value-type="string">
            <text:p>game equipment</text:p>
          </table:table-cell>
          <table:table-cell table:number-columns-repeated="2"/>
          <table:table-cell office:value-type="string">
            <text:p>n06785654 crossword puzzle, crossword</text:p>
          </table:table-cell>
        </table:table-row>
        <table:table-row table:style-name="ro3">
          <table:table-cell table:number-columns-repeated="14"/>
          <table:table-cell office:value-type="string">
            <text:p>street sign</text:p>
          </table:table-cell>
          <table:table-cell office:value-type="string">
            <text:p>n06794110 street sign</text:p>
          </table:table-cell>
        </table:table-row>
        <table:table-row table:style-name="ro3">
          <table:table-cell table:number-columns-repeated="14"/>
          <table:table-cell office:value-type="string">
            <text:p>traffic light</text:p>
          </table:table-cell>
          <table:table-cell office:value-type="string">
            <text:p>n06874185 traffic light, traffic signal, stoplight</text:p>
          </table:table-cell>
        </table:table-row>
        <table:table-row table:style-name="ro3">
          <table:table-cell table:number-columns-repeated="13"/>
          <table:table-cell office:value-type="string">
            <text:p>covering</text:p>
          </table:table-cell>
          <table:table-cell office:value-type="string">
            <text:p>book jacket</text:p>
          </table:table-cell>
          <table:table-cell office:value-type="string">
            <text:p>n07248320 book jacket, dust cover, dust jacket, dust wrapper</text:p>
          </table:table-cell>
        </table:table-row>
        <table:table-row table:style-name="ro3">
          <table:table-cell table:number-columns-repeated="14"/>
          <table:table-cell office:value-type="string">
            <text:p>menu</text:p>
          </table:table-cell>
          <table:table-cell office:value-type="string">
            <text:p>n07565083 menu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table:number-columns-repeated="3"/>
          <table:table-cell office:value-type="string">
            <text:p>n07579787 plate</text:p>
          </table:table-cell>
        </table:table-row>
        <table:table-row table:style-name="ro3">
          <table:table-cell table:number-columns-repeated="14"/>
          <table:table-cell office:value-type="string">
            <text:p>guacamole</text:p>
          </table:table-cell>
          <table:table-cell office:value-type="string">
            <text:p>n07583066 guacamole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office:value-type="string">
            <text:p>dish</text:p>
          </table:table-cell>
          <table:table-cell table:number-columns-repeated="2"/>
          <table:table-cell office:value-type="string">
            <text:p>n07584110 consomme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office:value-type="string">
            <text:p>dish</text:p>
          </table:table-cell>
          <table:table-cell table:number-columns-repeated="2"/>
          <table:table-cell office:value-type="string">
            <text:p>n07590611 hot pot, hotpot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office:value-type="string">
            <text:p>course</text:p>
          </table:table-cell>
          <table:table-cell office:value-type="string">
            <text:p>dessert</text:p>
          </table:table-cell>
          <table:table-cell/>
          <table:table-cell office:value-type="string">
            <text:p>n07613480 trifle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office:value-type="string">
            <text:p>course</text:p>
          </table:table-cell>
          <table:table-cell office:value-type="string">
            <text:p>dessert</text:p>
          </table:table-cell>
          <table:table-cell office:value-type="string">
            <text:p>frozen dessert</text:p>
          </table:table-cell>
          <table:table-cell office:value-type="string">
            <text:p>n07614500 ice cream, icecream</text:p>
          </table:table-cell>
        </table:table-row>
        <table:table-row table:style-name="ro3">
          <table:table-cell table:number-columns-repeated="11"/>
          <table:table-cell office:value-type="string">
            <text:p>nutriment</text:p>
          </table:table-cell>
          <table:table-cell office:value-type="string">
            <text:p>course</text:p>
          </table:table-cell>
          <table:table-cell office:value-type="string">
            <text:p>dessert</text:p>
          </table:table-cell>
          <table:table-cell office:value-type="string">
            <text:p>frozen dessert</text:p>
          </table:table-cell>
          <table:table-cell office:value-type="string">
            <text:p>n07615774 ice lolly, lolly, lollipop, popsicle</text:p>
          </table:table-cell>
        </table:table-row>
        <table:table-row table:style-name="ro3">
          <table:table-cell table:number-columns-repeated="14"/>
          <table:table-cell office:value-type="string">
            <text:p>French loaf</text:p>
          </table:table-cell>
          <table:table-cell office:value-type="string">
            <text:p>n07684084 French loaf</text:p>
          </table:table-cell>
        </table:table-row>
        <table:table-row table:style-name="ro3">
          <table:table-cell table:number-columns-repeated="14"/>
          <table:table-cell office:value-type="string">
            <text:p>bagel</text:p>
          </table:table-cell>
          <table:table-cell office:value-type="string">
            <text:p>n07693725 bagel, beigel</text:p>
          </table:table-cell>
        </table:table-row>
        <table:table-row table:style-name="ro3">
          <table:table-cell table:number-columns-repeated="14"/>
          <table:table-cell office:value-type="string">
            <text:p>pretzel</text:p>
          </table:table-cell>
          <table:table-cell office:value-type="string">
            <text:p>n07695742 pretzel</text:p>
          </table:table-cell>
        </table:table-row>
        <table:table-row table:style-name="ro3">
          <table:table-cell table:number-columns-repeated="13"/>
          <table:table-cell office:value-type="string">
            <text:p>sandwich</text:p>
          </table:table-cell>
          <table:table-cell office:value-type="string">
            <text:p>cheeseburger</text:p>
          </table:table-cell>
          <table:table-cell office:value-type="string">
            <text:p>n07697313 cheeseburger</text:p>
          </table:table-cell>
        </table:table-row>
        <table:table-row table:style-name="ro3">
          <table:table-cell table:number-columns-repeated="12"/>
          <table:table-cell office:value-type="string">
            <text:p>sandwich</text:p>
          </table:table-cell>
          <table:table-cell office:value-type="string">
            <text:p>nutriment</text:p>
          </table:table-cell>
          <table:table-cell office:value-type="string">
            <text:p>dish</text:p>
          </table:table-cell>
          <table:table-cell office:value-type="string">
            <text:p>n07697537 hotdog, hot dog, red hot</text:p>
          </table:table-cell>
        </table:table-row>
        <table:table-row table:style-name="ro4">
          <table:table-cell table:number-columns-repeated="14"/>
          <table:table-cell office:value-type="string">
            <text:p>foodstuff</text:p>
          </table:table-cell>
          <table:table-cell office:value-type="string">
            <text:p>n07711569 mashed potato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crucierous vegetable</text:p>
          </table:table-cell>
          <table:table-cell table:number-columns-repeated="2"/>
          <table:table-cell office:value-type="string">
            <text:p>n07714571 head cabbage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crucierous vegetable</text:p>
          </table:table-cell>
          <table:table-cell table:number-columns-repeated="2"/>
          <table:table-cell office:value-type="string">
            <text:p>n07714990 broccoli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crucierous vegetable</text:p>
          </table:table-cell>
          <table:table-cell table:number-columns-repeated="2"/>
          <table:table-cell office:value-type="string">
            <text:p>n07715103 cauliflower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squash</text:p>
          </table:table-cell>
          <table:table-cell office:value-type="string">
            <text:p>winter squash</text:p>
          </table:table-cell>
          <table:table-cell/>
          <table:table-cell office:value-type="string">
            <text:p>n07716358 zucchini, courgette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squash</text:p>
          </table:table-cell>
          <table:table-cell office:value-type="string">
            <text:p>summer squash</text:p>
          </table:table-cell>
          <table:table-cell/>
          <table:table-cell office:value-type="string">
            <text:p>n07716906 spaghetti squash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squash</text:p>
          </table:table-cell>
          <table:table-cell office:value-type="string">
            <text:p>winter squash</text:p>
          </table:table-cell>
          <table:table-cell/>
          <table:table-cell office:value-type="string">
            <text:p>n07717410 acorn squash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squash</text:p>
          </table:table-cell>
          <table:table-cell office:value-type="string">
            <text:p>winter squash</text:p>
          </table:table-cell>
          <table:table-cell/>
          <table:table-cell office:value-type="string">
            <text:p>n07717556 butternut squash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table:number-columns-repeated="3"/>
          <table:table-cell office:value-type="string">
            <text:p>n07718472 cucumber, cuke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table:number-columns-repeated="3"/>
          <table:table-cell office:value-type="string">
            <text:p>n07718747 artichoke, globe artichoke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office:value-type="string">
            <text:p>solanceous vegetable</text:p>
          </table:table-cell>
          <table:table-cell table:number-columns-repeated="2"/>
          <table:table-cell office:value-type="string">
            <text:p>n07720875 bell pepper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table:number-columns-repeated="3"/>
          <table:table-cell office:value-type="string">
            <text:p>n07730033 cardoon</text:p>
          </table:table-cell>
        </table:table-row>
        <table:table-row table:style-name="ro3">
          <table:table-cell table:number-columns-repeated="11"/>
          <table:table-cell office:value-type="string">
            <text:p>vegetable</text:p>
          </table:table-cell>
          <table:table-cell table:number-columns-repeated="3"/>
          <table:table-cell office:value-type="string">
            <text:p>n07734744 mushroom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42313 Granny Smith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45940 strawberry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 office:value-type="string">
            <text:p>citrus</text:p>
          </table:table-cell>
          <table:table-cell office:value-type="string">
            <text:p>n07747607 orange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 office:value-type="string">
            <text:p>citrus</text:p>
          </table:table-cell>
          <table:table-cell office:value-type="string">
            <text:p>n07749582 lemon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53113 fig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53275 pineapple, ananas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53592 banana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54684 jackfruit, jak, jack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60859 custard apple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/>
          <table:table-cell office:value-type="string">
            <text:p>n07768694 pomegranate</text:p>
          </table:table-cell>
        </table:table-row>
        <table:table-row table:style-name="ro3">
          <table:table-cell table:number-columns-repeated="11"/>
          <table:table-cell office:value-type="string">
            <text:p>natural object</text:p>
          </table:table-cell>
          <table:table-cell office:value-type="string">
            <text:p>fruit</text:p>
          </table:table-cell>
          <table:table-cell office:value-type="string">
            <text:p>edible fruit</text:p>
          </table:table-cell>
          <table:table-cell office:value-type="string">
            <text:p>hay</text:p>
          </table:table-cell>
          <table:table-cell office:value-type="string">
            <text:p>n07802026 hay</text:p>
          </table:table-cell>
        </table:table-row>
        <table:table-row table:style-name="ro3">
          <table:table-cell table:number-columns-repeated="14"/>
          <table:table-cell office:value-type="string">
            <text:p>carbonara</text:p>
          </table:table-cell>
          <table:table-cell office:value-type="string">
            <text:p>n07831146 carbonara</text:p>
          </table:table-cell>
        </table:table-row>
        <table:table-row table:style-name="ro3">
          <table:table-cell table:number-columns-repeated="14"/>
          <table:table-cell office:value-type="string">
            <text:p>chocolate sauce</text:p>
          </table:table-cell>
          <table:table-cell office:value-type="string">
            <text:p>n07836838 chocolate sauce, chocolate syrup</text:p>
          </table:table-cell>
        </table:table-row>
        <table:table-row table:style-name="ro3">
          <table:table-cell table:number-columns-repeated="14"/>
          <table:table-cell office:value-type="string">
            <text:p>foodstuff</text:p>
          </table:table-cell>
          <table:table-cell office:value-type="string">
            <text:p>n07860988 dough</text:p>
          </table:table-cell>
        </table:table-row>
        <table:table-row table:style-name="ro3">
          <table:table-cell table:number-columns-repeated="13"/>
          <table:table-cell office:value-type="string">
            <text:p>nutriment</text:p>
          </table:table-cell>
          <table:table-cell office:value-type="string">
            <text:p>dish</text:p>
          </table:table-cell>
          <table:table-cell office:value-type="string">
            <text:p>n07871810 meat loaf, meatloaf</text:p>
          </table:table-cell>
        </table:table-row>
        <table:table-row table:style-name="ro3">
          <table:table-cell table:number-columns-repeated="13"/>
          <table:table-cell office:value-type="string">
            <text:p>nutriment</text:p>
          </table:table-cell>
          <table:table-cell office:value-type="string">
            <text:p>dish</text:p>
          </table:table-cell>
          <table:table-cell office:value-type="string">
            <text:p>n07873807 pizza, pizza pie</text:p>
          </table:table-cell>
        </table:table-row>
        <table:table-row table:style-name="ro3">
          <table:table-cell table:number-columns-repeated="13"/>
          <table:table-cell office:value-type="string">
            <text:p>nutriment</text:p>
          </table:table-cell>
          <table:table-cell office:value-type="string">
            <text:p>dish</text:p>
          </table:table-cell>
          <table:table-cell office:value-type="string">
            <text:p>n07875152 potpie</text:p>
          </table:table-cell>
        </table:table-row>
        <table:table-row table:style-name="ro3">
          <table:table-cell table:number-columns-repeated="13"/>
          <table:table-cell office:value-type="string">
            <text:p>nutriment</text:p>
          </table:table-cell>
          <table:table-cell office:value-type="string">
            <text:p>dish</text:p>
          </table:table-cell>
          <table:table-cell office:value-type="string">
            <text:p>n07880968 burrito</text:p>
          </table:table-cell>
        </table:table-row>
        <table:table-row table:style-name="ro3">
          <table:table-cell table:number-columns-repeated="12"/>
          <table:table-cell office:value-type="string">
            <text:p>beverage</text:p>
          </table:table-cell>
          <table:table-cell office:value-type="string">
            <text:p>alcohol</text:p>
          </table:table-cell>
          <table:table-cell/>
          <table:table-cell office:value-type="string">
            <text:p>n07892512 red wine</text:p>
          </table:table-cell>
        </table:table-row>
        <table:table-row table:style-name="ro3">
          <table:table-cell table:number-columns-repeated="12"/>
          <table:table-cell office:value-type="string">
            <text:p>beverage</text:p>
          </table:table-cell>
          <table:table-cell table:number-columns-repeated="2"/>
          <table:table-cell office:value-type="string">
            <text:p>n07920052 espresso</text:p>
          </table:table-cell>
        </table:table-row>
        <table:table-row table:style-name="ro3">
          <table:table-cell table:number-columns-repeated="12"/>
          <table:table-cell office:value-type="string">
            <text:p>beverage</text:p>
          </table:table-cell>
          <table:table-cell office:value-type="string">
            <text:p>alcohol</text:p>
          </table:table-cell>
          <table:table-cell office:value-type="string">
            <text:p>punch</text:p>
          </table:table-cell>
          <table:table-cell office:value-type="string">
            <text:p>n07930864 cup</text:p>
          </table:table-cell>
        </table:table-row>
        <table:table-row table:style-name="ro3">
          <table:table-cell table:number-columns-repeated="12"/>
          <table:table-cell office:value-type="string">
            <text:p>beverage</text:p>
          </table:table-cell>
          <table:table-cell office:value-type="string">
            <text:p>alcohol</text:p>
          </table:table-cell>
          <table:table-cell office:value-type="string">
            <text:p>punch</text:p>
          </table:table-cell>
          <table:table-cell office:value-type="string">
            <text:p>n07932039 eggnog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natural elevation</text:p>
          </table:table-cell>
          <table:table-cell office:value-type="string">
            <text:p>mountain</text:p>
          </table:table-cell>
          <table:table-cell office:value-type="string">
            <text:p>n09193705 alp</text:p>
          </table:table-cell>
        </table:table-row>
        <table:table-row table:style-name="ro3">
          <table:table-cell table:number-columns-repeated="14"/>
          <table:table-cell office:value-type="string">
            <text:p>bubble</text:p>
          </table:table-cell>
          <table:table-cell office:value-type="string">
            <text:p>n09229709 bubble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table:number-columns-repeated="2"/>
          <table:table-cell office:value-type="string">
            <text:p>n09246464 cliff, drop, drop-off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ridge</text:p>
          </table:table-cell>
          <table:table-cell/>
          <table:table-cell office:value-type="string">
            <text:p>n09256479 coral reef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table:number-columns-repeated="2"/>
          <table:table-cell office:value-type="string">
            <text:p>n09288635 geyser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shore</text:p>
          </table:table-cell>
          <table:table-cell/>
          <table:table-cell office:value-type="string">
            <text:p>n09332890 lakeside, lakeshore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natural elevation</text:p>
          </table:table-cell>
          <table:table-cell/>
          <table:table-cell office:value-type="string">
            <text:p>n09399592 promontory, headland, head, foreland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ridge</text:p>
          </table:table-cell>
          <table:table-cell/>
          <table:table-cell office:value-type="string">
            <text:p>n09421951 sandbar, sand bar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shore</text:p>
          </table:table-cell>
          <table:table-cell/>
          <table:table-cell office:value-type="string">
            <text:p>n09428293 seashore, coast, seacoast, sea-coast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table:number-columns-repeated="2"/>
          <table:table-cell office:value-type="string">
            <text:p>n09468604 valley, vale</text:p>
          </table:table-cell>
        </table:table-row>
        <table:table-row table:style-name="ro3">
          <table:table-cell table:number-columns-repeated="12"/>
          <table:table-cell office:value-type="string">
            <text:p>geological formation</text:p>
          </table:table-cell>
          <table:table-cell office:value-type="string">
            <text:p>natural elevation</text:p>
          </table:table-cell>
          <table:table-cell office:value-type="string">
            <text:p>mountain</text:p>
          </table:table-cell>
          <table:table-cell office:value-type="string">
            <text:p>n09472597 volcano</text:p>
          </table:table-cell>
        </table:table-row>
        <table:table-row table:style-name="ro3">
          <table:table-cell table:number-columns-repeated="14"/>
          <table:table-cell office:value-type="string">
            <text:p>person</text:p>
          </table:table-cell>
          <table:table-cell office:value-type="string">
            <text:p>n09835506 ballplayer, baseball player</text:p>
          </table:table-cell>
        </table:table-row>
        <table:table-row table:style-name="ro3">
          <table:table-cell table:number-columns-repeated="14"/>
          <table:table-cell office:value-type="string">
            <text:p>person</text:p>
          </table:table-cell>
          <table:table-cell office:value-type="string">
            <text:p>n10148035 groom, bridegroom</text:p>
          </table:table-cell>
        </table:table-row>
        <table:table-row table:style-name="ro3">
          <table:table-cell table:number-columns-repeated="14"/>
          <table:table-cell office:value-type="string">
            <text:p>person</text:p>
          </table:table-cell>
          <table:table-cell office:value-type="string">
            <text:p>n10565667 scuba diver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 office:value-type="string">
            <text:p>seed</text:p>
          </table:table-cell>
          <table:table-cell office:value-type="string">
            <text:p>n11879895 rapeseed</text:p>
          </table:table-cell>
        </table:table-row>
        <table:table-row table:style-name="ro3">
          <table:table-cell table:number-columns-repeated="14"/>
          <table:table-cell office:value-type="string">
            <text:p>flower</text:p>
          </table:table-cell>
          <table:table-cell office:value-type="string">
            <text:p>n11939491 daisy</text:p>
          </table:table-cell>
        </table:table-row>
        <table:table-row table:style-name="ro3">
          <table:table-cell table:number-columns-repeated="14"/>
          <table:table-cell office:value-type="string">
            <text:p>flower</text:p>
          </table:table-cell>
          <table:table-cell office:value-type="string">
            <text:p>n12057211 yellow lady's slipper, yellow lady-slipper, Cypripedium calceolus, Cypripedium parviflorum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 office:value-type="string">
            <text:p>seed</text:p>
          </table:table-cell>
          <table:table-cell office:value-type="string">
            <text:p>n12144580 corn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/>
          <table:table-cell office:value-type="string">
            <text:p>n12267677 acorn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/>
          <table:table-cell office:value-type="string">
            <text:p>n12620546 hip, rose hip, rosehip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 office:value-type="string">
            <text:p>seed</text:p>
          </table:table-cell>
          <table:table-cell office:value-type="string">
            <text:p>n12768682 buckeye, horse chestnut, conker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2985857 coral fungus</text:p>
          </table:table-cell>
        </table:table-row>
        <table:table-row table:style-name="ro3">
          <table:table-cell table:number-columns-repeated="14"/>
          <table:table-cell office:value-type="string">
            <text:p>person</text:p>
          </table:table-cell>
          <table:table-cell office:value-type="string">
            <text:p>n12998815 agaric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3037406 gyromitra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3040303 stinkhorn, carrion fungus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3044778 earthstar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3052670 hen-of-the-woods, hen of the woods, Polyporus frondosus, Grifola frondosa</text:p>
          </table:table-cell>
        </table:table-row>
        <table:table-row table:style-name="ro3">
          <table:table-cell table:number-columns-repeated="14"/>
          <table:table-cell office:value-type="string">
            <text:p>fungus</text:p>
          </table:table-cell>
          <table:table-cell office:value-type="string">
            <text:p>n13054560 bolete</text:p>
          </table:table-cell>
        </table:table-row>
        <table:table-row table:style-name="ro3">
          <table:table-cell table:number-columns-repeated="13"/>
          <table:table-cell office:value-type="string">
            <text:p>fruit</text:p>
          </table:table-cell>
          <table:table-cell/>
          <table:table-cell office:value-type="string">
            <text:p>n13133613 ear, spike, capitulum</text:p>
          </table:table-cell>
        </table:table-row>
        <table:table-row table:style-name="ro3">
          <table:table-cell table:number-columns-repeated="14"/>
          <table:table-cell office:value-type="string">
            <text:p>toilet tissue</text:p>
          </table:table-cell>
          <table:table-cell office:value-type="string">
            <text:p>n15075141 toilet tissue, toilet paper, bathroom tissu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27.09.2021</text:date>, <text:time>15:47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ario Vella</meta:initial-creator>
    <meta:creation-date>2021-09-15T21:42:20.46</meta:creation-date>
    <dc:date>2021-09-27T15:47:38.88</dc:date>
    <dc:creator>Rosario Vella</dc:creator>
    <meta:editing-duration>P6DT5M15S</meta:editing-duration>
    <meta:editing-cycles>55</meta:editing-cycles>
    <meta:generator>OpenOffice/4.1.10$Win32 OpenOffice.org_project/4110m2$Build-9807</meta:generator>
    <meta:document-statistic meta:table-count="3" meta:cell-count="3910" meta:object-count="0"/>
  </office:meta>
</office:document-meta>
</file>